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roman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0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3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5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5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5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9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8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1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1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4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4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6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6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8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8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9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0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0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1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47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8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9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49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5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4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8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8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59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5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0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0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4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4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5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6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6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6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6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72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7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9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6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1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1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7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2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4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6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7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8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7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90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9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7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0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0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4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5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8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5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6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7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7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89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8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0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0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0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1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9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1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3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6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9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9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9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1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1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2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0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2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2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3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37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4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6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8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9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9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0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09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0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1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2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4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5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5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6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6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1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6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6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7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7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76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8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1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1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2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2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4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6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6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6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27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7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7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7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8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8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29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2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4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5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5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5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5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6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36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6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6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68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6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7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7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8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39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3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0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1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1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2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2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6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6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4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81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8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8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8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49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4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0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1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1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1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1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3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4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5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6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7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7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5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7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8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82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59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5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2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21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2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38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47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4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6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5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6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4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2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6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6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01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0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0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0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1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3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4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5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5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75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5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6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62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6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8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8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5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79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7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4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1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2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2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1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0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49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58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67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6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5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8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4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89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8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2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21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2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0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49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58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67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7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7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19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7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8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84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8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19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19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2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3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4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6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6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6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7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0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0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0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7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7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0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0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0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1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1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1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2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2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27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3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6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6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6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7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7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7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7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9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1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1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1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2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2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2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2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2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31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3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5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7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8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88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2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2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0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0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0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4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1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2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2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3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5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6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36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6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36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8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8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8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8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8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9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39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3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39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9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39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0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1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1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2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2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42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42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4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2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3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4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4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47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4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6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8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9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9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4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49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4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49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0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2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52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2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2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3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5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57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599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0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60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0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0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0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1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3" style:parent-style-name="DefaultParagraphFont" style:family="text">
      <style:text-properties style:font-name="Consolas" style:font-name-asian="Times New Roman" style:font-name-complex="Consolas" fo:color="#8C868F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6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7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8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8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6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68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8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6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6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0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1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3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274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4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5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69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7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8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7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7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4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7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88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8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0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0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2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299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9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29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0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2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2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3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3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5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6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7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6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0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7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7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7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7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8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9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9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09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09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0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0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3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1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2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3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8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5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1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5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5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5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6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62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6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6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7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8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4" style:parent-style-name="DefaultParagraphFont" style:family="text">
      <style:text-properties style:font-name="Consolas" style:font-name-asian="Times New Roman" style:font-name-complex="Consolas" fo:color="#409B1C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8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1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19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19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20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0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0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2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1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1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3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23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5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26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28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8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29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30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30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1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32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2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2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34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4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5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36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6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7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38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8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3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0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40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410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1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4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2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2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3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44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4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4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6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46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7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8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49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9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49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0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51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514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1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1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2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529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3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3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4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551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5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3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5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6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1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2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573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7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5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8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79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0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4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6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7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8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3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4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59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9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7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8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599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0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1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2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5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6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7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8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09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10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11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12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13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14" style:parent-style-name="DefaultParagraphFont" style:family="text">
      <style:text-properties style:font-name="Consolas" style:font-name-asian="Times New Roman" style:font-name-complex="Consolas" fo:color="#FF78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15" style:parent-style-name="DefaultParagraphFont" style:family="text">
      <style:text-properties style:font-name="Consolas" style:font-name-asian="Times New Roman" style:font-name-complex="Consolas" fo:color="#3B5BB5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T3616" style:parent-style-name="DefaultParagraphFont" style:family="text"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/>
    </style:style>
    <style:style style:name="P3617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  <style:style style:name="P3618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nsolas" fo:color="#000000" style:letter-kerning="false" fo:font-size="11pt" style:font-size-asian="11pt" style:font-size-complex="11pt" fo:language="hr" fo:country="HR" style:language-asian="hr" style:country-asian="HR" style:language-complex="ar" style:country-complex="SA" fo:hyphenate="true"/>
    </style:style>
  </office:automatic-styles>
  <office:body>
    <office:text text:use-soft-page-breaks="true">
      <text:p text:style-name="P1"><text:span text:style-name="T2">int</text:span><text:span text:style-name="T3"><text:s/>level, state<text:s/></text:span><text:span text:style-name="T4">=</text:span><text:span text:style-name="T5"><text:s/></text:span><text:span text:style-name="T6">0</text:span><text:span text:style-name="T7">, gotovo, has, i;</text:span></text:p>
      <text:p text:style-name="P8"><text:span text:style-name="T9">int</text:span><text:span text:style-name="T10"><text:s/>px[], py[], r[];</text:span></text:p>
      <text:p text:style-name="P11"><text:span text:style-name="T12">color</text:span><text:span text:style-name="T13"><text:s/>c[];</text:span></text:p>
      <text:p text:style-name="P14"><text:span text:style-name="T15">double</text:span><text:span text:style-name="T16"><text:s/>time, time2, time3;</text:span></text:p>
      <text:p text:style-name="P17"><text:span text:style-name="T18">final</text:span><text:span text:style-name="T19"><text:s/></text:span><text:span text:style-name="T20">int</text:span><text:span text:style-name="T21"><text:s/>all<text:s/></text:span><text:span text:style-name="T22">=</text:span><text:span text:style-name="T23"><text:s/></text:span><text:span text:style-name="T24">8</text:span><text:span text:style-name="T25">;</text:span></text:p>
      <text:p text:style-name="P26"><text:span text:style-name="T27">int</text:span><text:span text:style-name="T28"><text:s/>x,y;</text:span></text:p>
      <text:p text:style-name="P29"/>
      <text:p text:style-name="P30"><text:span text:style-name="T31">void</text:span><text:span text:style-name="T32"><text:s/></text:span><text:span text:style-name="T33">setup</text:span><text:span text:style-name="T34">(){</text:span></text:p>
      <text:p text:style-name="P35"><text:span text:style-name="T36"><text:s text:c="2"/></text:span><text:span text:style-name="T37">size</text:span><text:span text:style-name="T38">(displayWidth, displayHeight);</text:span></text:p>
      <text:p text:style-name="P39"><text:span text:style-name="T40"><text:s text:c="2"/>orientation(</text:span><text:span text:style-name="T41">LANDSCAPE</text:span><text:span text:style-name="T42">);</text:span></text:p>
      <text:p text:style-name="P43"><text:span text:style-name="T44"><text:s text:c="2"/></text:span><text:span text:style-name="T45">noStroke</text:span><text:span text:style-name="T46">();</text:span></text:p>
      <text:p text:style-name="P47"><text:span text:style-name="T48"><text:s text:c="2"/>px<text:s/></text:span><text:span text:style-name="T49">=</text:span><text:span text:style-name="T50"><text:s/></text:span><text:span text:style-name="T51">new</text:span><text:span text:style-name="T52"><text:s/></text:span><text:span text:style-name="T53">int</text:span><text:span text:style-name="T54">[</text:span><text:span text:style-name="T55">7</text:span><text:span text:style-name="T56">];</text:span></text:p>
      <text:p text:style-name="P57"><text:span text:style-name="T58"><text:s text:c="2"/>py<text:s/></text:span><text:span text:style-name="T59">=</text:span><text:span text:style-name="T60"><text:s/></text:span><text:span text:style-name="T61">new</text:span><text:span text:style-name="T62"><text:s/></text:span><text:span text:style-name="T63">int</text:span><text:span text:style-name="T64">[</text:span><text:span text:style-name="T65">7</text:span><text:span text:style-name="T66">];</text:span></text:p>
      <text:p text:style-name="P67"><text:span text:style-name="T68"><text:s text:c="2"/>r<text:s/></text:span><text:span text:style-name="T69">=</text:span><text:span text:style-name="T70"><text:s/></text:span><text:span text:style-name="T71">new</text:span><text:span text:style-name="T72"><text:s/></text:span><text:span text:style-name="T73">int</text:span><text:span text:style-name="T74">[</text:span><text:span text:style-name="T75">7</text:span><text:span text:style-name="T76">];</text:span></text:p>
      <text:p text:style-name="P77"><text:span text:style-name="T78"><text:s text:c="2"/>c<text:s/></text:span><text:span text:style-name="T79">=</text:span><text:span text:style-name="T80"><text:s/></text:span><text:span text:style-name="T81">new</text:span><text:span text:style-name="T82"><text:s/></text:span><text:span text:style-name="T83">color</text:span><text:span text:style-name="T84">[</text:span><text:span text:style-name="T85">7</text:span><text:span text:style-name="T86">];</text:span></text:p>
      <text:p text:style-name="P87"><text:span text:style-name="T88"><text:s text:c="2"/>level<text:s/></text:span><text:span text:style-name="T89">=</text:span><text:span text:style-name="T90"><text:s/></text:span><text:span text:style-name="T91">1</text:span><text:span text:style-name="T92">;</text:span></text:p>
      <text:p text:style-name="P93"><text:span text:style-name="T94"><text:s text:c="2"/>gotovo<text:s/></text:span><text:span text:style-name="T95">=</text:span><text:span text:style-name="T96"><text:s/></text:span><text:span text:style-name="T97">0</text:span><text:span text:style-name="T98">;</text:span></text:p>
      <text:p text:style-name="P99"><text:span text:style-name="T100"><text:s text:c="2"/>state<text:s/></text:span><text:span text:style-name="T101">=</text:span><text:span text:style-name="T102"><text:s/></text:span><text:span text:style-name="T103">0</text:span><text:span text:style-name="T104">;</text:span></text:p>
      <text:p text:style-name="P105"><text:s text:c="2"/>resetShapes(all);</text:p>
      <text:p text:style-name="P106">}</text:p>
      <text:p text:style-name="P107"><text:span text:style-name="T108">void</text:span><text:span text:style-name="T109"><text:s/></text:span><text:span text:style-name="T110">draw</text:span><text:span text:style-name="T111">(){</text:span></text:p>
      <text:p text:style-name="P112"><text:span text:style-name="T113"><text:s text:c="2"/></text:span><text:span text:style-name="T114">loadPixels</text:span><text:span text:style-name="T115">();</text:span></text:p>
      <text:p text:style-name="P116"><text:span text:style-name="T117"><text:s text:c="2"/></text:span><text:span text:style-name="T118">background</text:span><text:span text:style-name="T119">(</text:span><text:span text:style-name="T120">0</text:span><text:span text:style-name="T121">);</text:span></text:p>
      <text:p text:style-name="P122"><text:span text:style-name="T123"><text:s text:c="2"/></text:span><text:span text:style-name="T124">switch</text:span><text:span text:style-name="T125">(state){</text:span></text:p>
      <text:p text:style-name="P126"><text:span text:style-name="T127"><text:s text:c="4"/></text:span><text:span text:style-name="T128">case</text:span><text:span text:style-name="T129"><text:s/></text:span><text:span text:style-name="T130">0</text:span><text:span text:style-name="T131">:</text:span><text:span text:style-name="T132">{</text:span></text:p>
      <text:p text:style-name="P133"><text:s text:c="6"/>loadMenu();</text:p>
      <text:p text:style-name="P134"><text:span text:style-name="T135"><text:s text:c="6"/></text:span><text:span text:style-name="T136">break</text:span><text:span text:style-name="T137">;</text:span></text:p>
      <text:p text:style-name="P138"><text:s text:c="4"/>}</text:p>
      <text:p text:style-name="P139"><text:span text:style-name="T140"><text:s text:c="4"/></text:span><text:span text:style-name="T141">case</text:span><text:span text:style-name="T142"><text:s/></text:span><text:span text:style-name="T143">1</text:span><text:span text:style-name="T144">:</text:span><text:span text:style-name="T145">{</text:span></text:p>
      <text:p text:style-name="P146"><text:span text:style-name="T147"><text:s text:c="6"/></text:span><text:span text:style-name="T148">if</text:span><text:span text:style-name="T149"><text:s/>(gotovo</text:span><text:span text:style-name="T150">==</text:span><text:span text:style-name="T151">0</text:span><text:span text:style-name="T152">) {</text:span></text:p>
      <text:p text:style-name="P153"><text:s text:c="8"/>timer();</text:p>
      <text:p text:style-name="P154"><text:s text:c="8"/>loadLevel(level);</text:p>
      <text:p text:style-name="P155"><text:s text:c="8"/>loadShapes();</text:p>
      <text:p text:style-name="P156"><text:s text:c="8"/>drawFrame();</text:p>
      <text:p text:style-name="P157"><text:span text:style-name="T158"><text:s text:c="6"/>}<text:s/></text:span><text:span text:style-name="T159">else</text:span><text:span text:style-name="T160"><text:s/></text:span><text:span text:style-name="T161">if</text:span><text:span text:style-name="T162"><text:s/>(gotovo</text:span><text:span text:style-name="T163">==</text:span><text:span text:style-name="T164">1</text:span><text:span text:style-name="T165">) loadLevel(</text:span><text:span text:style-name="T166">0</text:span><text:span text:style-name="T167">);</text:span></text:p>
      <text:p text:style-name="P168"><text:span text:style-name="T169"><text:s text:c="6"/></text:span><text:span text:style-name="T170">break</text:span><text:span text:style-name="T171">;</text:span></text:p>
      <text:p text:style-name="P172"><text:s text:c="4"/>}</text:p>
      <text:p text:style-name="P173"><text:s text:c="2"/>}</text:p>
      <text:p text:style-name="P174">}</text:p>
      <text:p text:style-name="P175"><text:span text:style-name="T176">void</text:span><text:span text:style-name="T177"><text:s/></text:span><text:span text:style-name="T178">mousePressed</text:span><text:span text:style-name="T179">(){</text:span></text:p>
      <text:p text:style-name="P180"><text:span text:style-name="T181"><text:s text:c="4"/></text:span><text:span text:style-name="T182">color</text:span><text:span text:style-name="T183"><text:s/>mouseC<text:s/></text:span><text:span text:style-name="T184">=</text:span><text:span text:style-name="T185"><text:s/></text:span><text:span text:style-name="T186">get</text:span><text:span text:style-name="T187">(mouseX,mouseY);</text:span></text:p>
      <text:p text:style-name="P188"><text:s text:c="4"/>pickShape(mouseC);</text:p>
      <text:p text:style-name="P189"><text:span text:style-name="T190"><text:s text:c="4"/>x</text:span><text:span text:style-name="T191">=</text:span><text:span text:style-name="T192">mouseX;</text:span></text:p>
      <text:p text:style-name="P193"><text:span text:style-name="T194"><text:s text:c="4"/>y</text:span><text:span text:style-name="T195">=</text:span><text:span text:style-name="T196">mouseY;</text:span></text:p>
      <text:p text:style-name="P197">}</text:p>
      <text:p text:style-name="P198"/>
      <text:p text:style-name="P199"><text:span text:style-name="T200">void</text:span><text:span text:style-name="T201"><text:s/></text:span><text:span text:style-name="T202">mouseReleased</text:span><text:span text:style-name="T203">(){</text:span></text:p>
      <text:p text:style-name="P204"><text:span text:style-name="T205"><text:s text:c="2"/></text:span><text:span text:style-name="T206">if</text:span><text:span text:style-name="T207"><text:s/>(state</text:span><text:span text:style-name="T208">==</text:span><text:span text:style-name="T209">0</text:span><text:span text:style-name="T210">){</text:span></text:p>
      <text:p text:style-name="P211"><text:s text:c="4"/>levelFinder();</text:p>
      <text:p text:style-name="P212"><text:s text:c="2"/>}</text:p>
      <text:p text:style-name="P213"><text:span text:style-name="T214"><text:s text:c="2"/></text:span><text:span text:style-name="T215">else</text:span><text:span text:style-name="T216">{</text:span></text:p>
      <text:p text:style-name="P217"><text:span text:style-name="T218"><text:s text:c="4"/></text:span><text:span text:style-name="T219">if</text:span><text:span text:style-name="T220">( gotovo<text:s/></text:span><text:span text:style-name="T221">==</text:span><text:span text:style-name="T222"><text:s/></text:span><text:span text:style-name="T223">1</text:span><text:span text:style-name="T224"><text:s/>) {</text:span></text:p>
      <text:soft-page-break/>
      <text:p text:style-name="P225"><text:span text:style-name="T226"><text:s text:c="6"/>gotovo</text:span><text:span text:style-name="T227">=</text:span><text:span text:style-name="T228">0</text:span><text:span text:style-name="T229">;</text:span></text:p>
      <text:p text:style-name="P230"><text:span text:style-name="T231"><text:s text:c="6"/>state</text:span><text:span text:style-name="T232">=</text:span><text:span text:style-name="T233">0</text:span><text:span text:style-name="T234">;</text:span></text:p>
      <text:p text:style-name="P235"><text:s text:c="6"/>loadShapes();</text:p>
      <text:p text:style-name="P236"><text:s text:c="6"/>resetShapes(all);</text:p>
      <text:p text:style-name="P237"><text:s text:c="4"/>}</text:p>
      <text:p text:style-name="P238"><text:span text:style-name="T239"><text:s text:c="4"/></text:span><text:span text:style-name="T240">if</text:span><text:span text:style-name="T241"><text:s/>(<text:s/></text:span><text:span text:style-name="T242">abs</text:span><text:span text:style-name="T243">(x</text:span><text:span text:style-name="T244">-</text:span><text:span text:style-name="T245">mouseX)</text:span><text:span text:style-name="T246">&lt;</text:span><text:span text:style-name="T247">5</text:span><text:span text:style-name="T248"><text:s/></text:span><text:span text:style-name="T249">&amp;&amp;</text:span><text:span text:style-name="T250"><text:s/></text:span><text:span text:style-name="T251">abs</text:span><text:span text:style-name="T252">(y</text:span><text:span text:style-name="T253">-</text:span><text:span text:style-name="T254">mouseY)</text:span><text:span text:style-name="T255">&lt;</text:span><text:span text:style-name="T256">5</text:span><text:span text:style-name="T257"><text:s/>){</text:span></text:p>
      <text:p text:style-name="P258"><text:span text:style-name="T259"><text:s text:c="6"/></text:span><text:span text:style-name="T260">if</text:span><text:span text:style-name="T261">(has<text:s/></text:span><text:span text:style-name="T262">&lt;</text:span><text:span text:style-name="T263"><text:s/></text:span><text:span text:style-name="T264">7</text:span><text:span text:style-name="T265"><text:s/></text:span><text:span text:style-name="T266">&amp;&amp;</text:span><text:span text:style-name="T267"><text:s/>has<text:s/></text:span><text:span text:style-name="T268">&gt;=</text:span><text:span text:style-name="T269"><text:s/></text:span><text:span text:style-name="T270">0</text:span><text:span text:style-name="T271">)</text:span></text:p>
      <text:p text:style-name="P272"><text:span text:style-name="T273"><text:s text:c="8"/>r[has]<text:s/></text:span><text:span text:style-name="T274">=</text:span><text:span text:style-name="T275"><text:s/>(r[has]<text:s/></text:span><text:span text:style-name="T276">+</text:span><text:span text:style-name="T277"><text:s/></text:span><text:span text:style-name="T278">1</text:span><text:span text:style-name="T279">)<text:s/></text:span><text:span text:style-name="T280">%</text:span><text:span text:style-name="T281"><text:s/></text:span><text:span text:style-name="T282">8</text:span><text:span text:style-name="T283">;</text:span></text:p>
      <text:p text:style-name="P284"><text:s text:c="4"/>}</text:p>
      <text:p text:style-name="P285"><text:span text:style-name="T286"><text:s text:c="4"/></text:span><text:span text:style-name="T287">if</text:span><text:span text:style-name="T288">(has<text:s/></text:span><text:span text:style-name="T289">!=</text:span><text:span text:style-name="T290"><text:s/></text:span><text:span text:style-name="T291">-</text:span><text:span text:style-name="T292">1</text:span><text:span text:style-name="T293">){</text:span></text:p>
      <text:p text:style-name="P294"><text:span text:style-name="T295"><text:s text:c="6"/></text:span><text:span text:style-name="T296">if</text:span><text:span text:style-name="T297">(px[has]<text:s/></text:span><text:span text:style-name="T298">&lt;</text:span><text:span text:style-name="T299"><text:s/></text:span><text:span text:style-name="T300">0</text:span><text:span text:style-name="T301"><text:s/></text:span><text:span text:style-name="T302">||</text:span><text:span text:style-name="T303"><text:s/>px[has]<text:s/></text:span><text:span text:style-name="T304">&gt;</text:span><text:span text:style-name="T305"><text:s/>width<text:s/></text:span><text:span text:style-name="T306">||</text:span><text:span text:style-name="T307"><text:s/>py[has]<text:s/></text:span><text:span text:style-name="T308">&lt;</text:span><text:span text:style-name="T309"><text:s/></text:span><text:span text:style-name="T310">0</text:span><text:span text:style-name="T311"><text:s/></text:span><text:span text:style-name="T312">||</text:span><text:span text:style-name="T313"><text:s/>py[has]<text:s/></text:span><text:span text:style-name="T314">&gt;</text:span><text:span text:style-name="T315"><text:s/>height ){</text:span></text:p>
      <text:p text:style-name="P316"><text:s text:c="8"/>resetShapes(has);</text:p>
      <text:p text:style-name="P317"><text:s text:c="6"/>}</text:p>
      <text:p text:style-name="P318"><text:s text:c="4"/>}</text:p>
      <text:p text:style-name="P319"><text:span text:style-name="T320"><text:s text:c="4"/></text:span><text:span text:style-name="T321">if</text:span><text:span text:style-name="T322"><text:s/>(levelFinished()) {<text:s/></text:span></text:p>
      <text:p text:style-name="P323"><text:span text:style-name="T324"><text:s text:c="6"/>gotovo</text:span><text:span text:style-name="T325">=</text:span><text:span text:style-name="T326">1</text:span><text:span text:style-name="T327">;</text:span></text:p>
      <text:p text:style-name="P328"><text:span text:style-name="T329"><text:s text:c="6"/>level</text:span><text:span text:style-name="T330">++</text:span><text:span text:style-name="T331">; <text:s/></text:span></text:p>
      <text:p text:style-name="P332"><text:span text:style-name="T333"><text:s text:c="6"/>time3</text:span><text:span text:style-name="T334">=</text:span><text:span text:style-name="T335">(</text:span><text:span text:style-name="T336">millis</text:span><text:span text:style-name="T337">()</text:span><text:span text:style-name="T338">-</text:span><text:span text:style-name="T339">time2)</text:span><text:span text:style-name="T340">/</text:span><text:span text:style-name="T341">1000</text:span><text:span text:style-name="T342">;</text:span></text:p>
      <text:p text:style-name="P343"><text:span text:style-name="T344"><text:s text:c="4"/>} <text:s/></text:span><text:span text:style-name="T345">// ako je količina bijele boje dovoljno mala prelazimo na iducu razinu</text:span></text:p>
      <text:p text:style-name="P346"><text:s text:c="2"/>}</text:p>
      <text:p text:style-name="P347">}</text:p>
      <text:p text:style-name="P348"><text:span text:style-name="T349">void</text:span><text:span text:style-name="T350"><text:s/></text:span><text:span text:style-name="T351">keyReleased</text:span><text:span text:style-name="T352">(){</text:span></text:p>
      <text:p text:style-name="P353"><text:span text:style-name="T354"><text:s text:c="2"/></text:span><text:span text:style-name="T355">if</text:span><text:span text:style-name="T356">( key<text:s/></text:span><text:span text:style-name="T357">==</text:span><text:span text:style-name="T358"><text:s/></text:span><text:span text:style-name="T359">' '</text:span><text:span text:style-name="T360">){</text:span></text:p>
      <text:p text:style-name="P361"><text:s text:c="4"/>resetShapes(all);</text:p>
      <text:p text:style-name="P362"><text:s text:c="2"/>}</text:p>
      <text:p text:style-name="P363"><text:span text:style-name="T364"><text:s text:c="2"/></text:span><text:span text:style-name="T365">if</text:span><text:span text:style-name="T366">( key<text:s/></text:span><text:span text:style-name="T367">==</text:span><text:span text:style-name="T368"><text:s/></text:span><text:span text:style-name="T369">'m'</text:span><text:span text:style-name="T370"><text:s/></text:span><text:span text:style-name="T371">||</text:span><text:span text:style-name="T372"><text:s/>key<text:s/></text:span><text:span text:style-name="T373">==</text:span><text:span text:style-name="T374"><text:s/></text:span><text:span text:style-name="T375">'M'</text:span><text:span text:style-name="T376">){</text:span></text:p>
      <text:p text:style-name="P377"><text:span text:style-name="T378"><text:s text:c="4"/>state<text:s/></text:span><text:span text:style-name="T379">=</text:span><text:span text:style-name="T380"><text:s/></text:span><text:span text:style-name="T381">0</text:span><text:span text:style-name="T382">;</text:span></text:p>
      <text:p text:style-name="P383"><text:s text:c="4"/>resetShapes(all);</text:p>
      <text:p text:style-name="P384"><text:s text:c="2"/>}</text:p>
      <text:p text:style-name="P385">}</text:p>
      <text:p text:style-name="P386"><text:span text:style-name="T387">void</text:span><text:span text:style-name="T388"><text:s/></text:span><text:span text:style-name="T389">loadLevel</text:span><text:span text:style-name="T390">(</text:span><text:span text:style-name="T391">int</text:span><text:span text:style-name="T392"><text:s/>l){</text:span><text:span text:style-name="T393">switch</text:span><text:span text:style-name="T394">(l){</text:span></text:p>
      <text:p text:style-name="P395"><text:span text:style-name="T396"><text:s text:c="4"/></text:span><text:span text:style-name="T397">case</text:span><text:span text:style-name="T398"><text:s/></text:span><text:span text:style-name="T399">0</text:span><text:span text:style-name="T400">:</text:span><text:span text:style-name="T401"><text:s/>{</text:span></text:p>
      <text:p text:style-name="P402"><text:span text:style-name="T403"><text:s text:c="6"/></text:span><text:span text:style-name="T404">background</text:span><text:span text:style-name="T405">(</text:span><text:span text:style-name="T406">0</text:span><text:span text:style-name="T407">);</text:span></text:p>
      <text:p text:style-name="P408"><text:span text:style-name="T409"><text:s text:c="6"/></text:span><text:span text:style-name="T410">fill</text:span><text:span text:style-name="T411">(</text:span><text:span text:style-name="T412">255</text:span><text:span text:style-name="T413">);<text:s/></text:span></text:p>
      <text:p text:style-name="P414"><text:span text:style-name="T415"><text:s text:c="6"/></text:span><text:span text:style-name="T416">textAlign</text:span><text:span text:style-name="T417">(</text:span><text:span text:style-name="T418">CENTER</text:span><text:span text:style-name="T419">);</text:span></text:p>
      <text:p text:style-name="P420"><text:span text:style-name="T421"><text:s text:c="6"/></text:span><text:span text:style-name="T422">textSize</text:span><text:span text:style-name="T423">(</text:span><text:span text:style-name="T424">100</text:span><text:span text:style-name="T425">);</text:span></text:p>
      <text:p text:style-name="P426"><text:span text:style-name="T427"><text:s text:c="6"/></text:span><text:span text:style-name="T428">stroke</text:span><text:span text:style-name="T429">(</text:span><text:span text:style-name="T430">15</text:span><text:span text:style-name="T431">);</text:span></text:p>
      <text:p text:style-name="P432"><text:span text:style-name="T433"><text:s text:c="6"/></text:span><text:span text:style-name="T434">text</text:span><text:span text:style-name="T435">(</text:span><text:span text:style-name="T436">"Prosli ste level "</text:span><text:span text:style-name="T437"><text:s/></text:span><text:span text:style-name="T438">+</text:span><text:span text:style-name="T439"><text:s/></text:span><text:span text:style-name="T440">str</text:span><text:span text:style-name="T441">(level</text:span><text:span text:style-name="T442">-</text:span><text:span text:style-name="T443">1</text:span><text:span text:style-name="T444">) ,width</text:span><text:span text:style-name="T445">/</text:span><text:span text:style-name="T446">2</text:span><text:span text:style-name="T447">, height</text:span><text:span text:style-name="T448">/</text:span><text:span text:style-name="T449">2</text:span><text:span text:style-name="T450">);</text:span></text:p>
      <text:p text:style-name="P451"><text:span text:style-name="T452"><text:s text:c="6"/></text:span><text:span text:style-name="T453">textSize</text:span><text:span text:style-name="T454">(</text:span><text:span text:style-name="T455">50</text:span><text:span text:style-name="T456">);</text:span></text:p>
      <text:p text:style-name="P457"><text:span text:style-name="T458"><text:s text:c="6"/></text:span><text:span text:style-name="T459">text</text:span><text:span text:style-name="T460">(</text:span><text:span text:style-name="T461">"Potrebno vrijeme: "</text:span><text:span text:style-name="T462"><text:s/></text:span><text:span text:style-name="T463">+</text:span><text:span text:style-name="T464"><text:s/>time3, width</text:span><text:span text:style-name="T465">/</text:span><text:span text:style-name="T466">2</text:span><text:span text:style-name="T467">,height</text:span><text:span text:style-name="T468">/</text:span><text:span text:style-name="T469">2</text:span><text:span text:style-name="T470">+</text:span><text:span text:style-name="T471">100</text:span><text:span text:style-name="T472">);</text:span></text:p>
      <text:p text:style-name="P473"><text:span text:style-name="T474"><text:s text:c="6"/></text:span><text:span text:style-name="T475">break</text:span><text:span text:style-name="T476">;</text:span></text:p>
      <text:p text:style-name="P477"><text:s text:c="4"/>}</text:p>
      <text:p text:style-name="P478"><text:span text:style-name="T479"><text:s text:c="4"/></text:span><text:span text:style-name="T480">case</text:span><text:span text:style-name="T481"><text:s/></text:span><text:span text:style-name="T482">1</text:span><text:span text:style-name="T483">:</text:span><text:span text:style-name="T484"><text:s/>{ <text:s text:c="3"/></text:span><text:span text:style-name="T485">// kvadrat</text:span></text:p>
      <text:p text:style-name="P486"><text:span text:style-name="T487"><text:s text:c="6"/></text:span><text:span text:style-name="T488">fill</text:span><text:span text:style-name="T489">(</text:span><text:span text:style-name="T490">255</text:span><text:span text:style-name="T491">);</text:span></text:p>
      <text:p text:style-name="P492"><text:span text:style-name="T493"><text:s text:c="6"/></text:span><text:span text:style-name="T494">beginShape</text:span><text:span text:style-name="T495">();</text:span></text:p>
      <text:p text:style-name="P496"><text:span text:style-name="T497"><text:s text:c="6"/></text:span><text:span text:style-name="T498">vertex</text:span><text:span text:style-name="T499">(</text:span><text:span text:style-name="T500">10</text:span><text:span text:style-name="T501">,</text:span><text:span text:style-name="T502">330</text:span><text:span text:style-name="T503">);</text:span></text:p>
      <text:p text:style-name="P504"><text:span text:style-name="T505"><text:s text:c="6"/></text:span><text:span text:style-name="T506">vertex</text:span><text:span text:style-name="T507">(</text:span><text:span text:style-name="T508">330</text:span><text:span text:style-name="T509">,</text:span><text:span text:style-name="T510">650</text:span><text:span text:style-name="T511">);</text:span></text:p>
      <text:p text:style-name="P512"><text:span text:style-name="T513"><text:s text:c="6"/></text:span><text:span text:style-name="T514">vertex</text:span><text:span text:style-name="T515">(</text:span><text:span text:style-name="T516">650</text:span><text:span text:style-name="T517">,</text:span><text:span text:style-name="T518">330</text:span><text:span text:style-name="T519">);</text:span></text:p>
      <text:p text:style-name="P520"><text:span text:style-name="T521"><text:s text:c="6"/></text:span><text:span text:style-name="T522">vertex</text:span><text:span text:style-name="T523">(</text:span><text:span text:style-name="T524">330</text:span><text:span text:style-name="T525">,</text:span><text:span text:style-name="T526">10</text:span><text:span text:style-name="T527">);</text:span></text:p>
      <text:p text:style-name="P528"><text:span text:style-name="T529"><text:s text:c="6"/></text:span><text:span text:style-name="T530">endShape</text:span><text:span text:style-name="T531">();</text:span></text:p>
      <text:p text:style-name="P532"><text:span text:style-name="T533"><text:s text:c="6"/></text:span><text:span text:style-name="T534">break</text:span><text:span text:style-name="T535">;</text:span></text:p>
      <text:p text:style-name="P536"><text:s text:c="4"/>}</text:p>
      <text:soft-page-break/>
      <text:p text:style-name="P537"><text:span text:style-name="T538"><text:s text:c="4"/></text:span><text:span text:style-name="T539">case</text:span><text:span text:style-name="T540"><text:s/></text:span><text:span text:style-name="T541">2</text:span><text:span text:style-name="T542">:</text:span><text:span text:style-name="T543"><text:s/>{ <text:s/></text:span><text:span text:style-name="T544">// trokut</text:span></text:p>
      <text:p text:style-name="P545"><text:span text:style-name="T546"><text:s text:c="6"/></text:span><text:span text:style-name="T547">fill</text:span><text:span text:style-name="T548">(</text:span><text:span text:style-name="T549">255</text:span><text:span text:style-name="T550">);</text:span></text:p>
      <text:p text:style-name="P551"><text:span text:style-name="T552"><text:s text:c="6"/></text:span><text:span text:style-name="T553">beginShape</text:span><text:span text:style-name="T554">(</text:span><text:span text:style-name="T555">TRIANGLES</text:span><text:span text:style-name="T556">);</text:span></text:p>
      <text:p text:style-name="P557"><text:span text:style-name="T558"><text:s text:c="6"/></text:span><text:span text:style-name="T559">vertex</text:span><text:span text:style-name="T560">(</text:span><text:span text:style-name="T561">0</text:span><text:span text:style-name="T562">,</text:span><text:span text:style-name="T563">0</text:span><text:span text:style-name="T564">);</text:span></text:p>
      <text:p text:style-name="P565"><text:span text:style-name="T566"><text:s text:c="6"/></text:span><text:span text:style-name="T567">vertex</text:span><text:span text:style-name="T568">(</text:span><text:span text:style-name="T569">641</text:span><text:span text:style-name="T570">,</text:span><text:span text:style-name="T571">0</text:span><text:span text:style-name="T572">);</text:span></text:p>
      <text:p text:style-name="P573"><text:span text:style-name="T574"><text:s text:c="6"/></text:span><text:span text:style-name="T575">vertex</text:span><text:span text:style-name="T576">(</text:span><text:span text:style-name="T577">0</text:span><text:span text:style-name="T578">,</text:span><text:span text:style-name="T579">641</text:span><text:span text:style-name="T580">);</text:span></text:p>
      <text:p text:style-name="P581"><text:span text:style-name="T582"><text:s text:c="6"/></text:span><text:span text:style-name="T583">endShape</text:span><text:span text:style-name="T584">();</text:span></text:p>
      <text:p text:style-name="P585"><text:span text:style-name="T586"><text:s text:c="6"/></text:span><text:span text:style-name="T587">break</text:span><text:span text:style-name="T588">;</text:span></text:p>
      <text:p text:style-name="P589"><text:s text:c="4"/>}</text:p>
      <text:p text:style-name="P590"><text:span text:style-name="T591"><text:s text:c="4"/></text:span><text:span text:style-name="T592">case</text:span><text:span text:style-name="T593"><text:s/></text:span><text:span text:style-name="T594">3</text:span><text:span text:style-name="T595">:</text:span><text:span text:style-name="T596"><text:s/>{</text:span></text:p>
      <text:p text:style-name="P597"><text:span text:style-name="T598"><text:s text:c="6"/></text:span><text:span text:style-name="T599">fill</text:span><text:span text:style-name="T600">(</text:span><text:span text:style-name="T601">255</text:span><text:span text:style-name="T602">); <text:s/></text:span><text:span text:style-name="T603">// pješčani sat</text:span></text:p>
      <text:p text:style-name="P604"><text:span text:style-name="T605"><text:s text:c="6"/></text:span><text:span text:style-name="T606">beginShape</text:span><text:span text:style-name="T607">();</text:span></text:p>
      <text:p text:style-name="P608"><text:span text:style-name="T609"><text:s text:c="6"/></text:span><text:span text:style-name="T610">vertex</text:span><text:span text:style-name="T611">(</text:span><text:span text:style-name="T612">10</text:span><text:span text:style-name="T613">,</text:span><text:span text:style-name="T614">10</text:span><text:span text:style-name="T615">);</text:span></text:p>
      <text:p text:style-name="P616"><text:span text:style-name="T617"><text:s text:c="6"/></text:span><text:span text:style-name="T618">vertex</text:span><text:span text:style-name="T619">(</text:span><text:span text:style-name="T620">687</text:span><text:span text:style-name="T621">,</text:span><text:span text:style-name="T622">10</text:span><text:span text:style-name="T623">);</text:span></text:p>
      <text:p text:style-name="P624"><text:span text:style-name="T625"><text:s text:c="6"/></text:span><text:span text:style-name="T626">vertex</text:span><text:span text:style-name="T627">(</text:span><text:span text:style-name="T628">463</text:span><text:span text:style-name="T629">,</text:span><text:span text:style-name="T630">237</text:span><text:span text:style-name="T631">);</text:span></text:p>
      <text:p text:style-name="P632"><text:span text:style-name="T633"><text:s text:c="6"/></text:span><text:span text:style-name="T634">vertex</text:span><text:span text:style-name="T635">(</text:span><text:span text:style-name="T636">687</text:span><text:span text:style-name="T637">,</text:span><text:span text:style-name="T638">463</text:span><text:span text:style-name="T639">);</text:span></text:p>
      <text:p text:style-name="P640"><text:span text:style-name="T641"><text:s text:c="6"/></text:span><text:span text:style-name="T642">vertex</text:span><text:span text:style-name="T643">(</text:span><text:span text:style-name="T644">10</text:span><text:span text:style-name="T645">,</text:span><text:span text:style-name="T646">463</text:span><text:span text:style-name="T647">);</text:span></text:p>
      <text:p text:style-name="P648"><text:span text:style-name="T649"><text:s text:c="6"/></text:span><text:span text:style-name="T650">vertex</text:span><text:span text:style-name="T651">(</text:span><text:span text:style-name="T652">237</text:span><text:span text:style-name="T653">,</text:span><text:span text:style-name="T654">237</text:span><text:span text:style-name="T655">);</text:span></text:p>
      <text:p text:style-name="P656"><text:span text:style-name="T657"><text:s text:c="6"/></text:span><text:span text:style-name="T658">endShape</text:span><text:span text:style-name="T659">();</text:span></text:p>
      <text:p text:style-name="P660"><text:span text:style-name="T661"><text:s text:c="6"/></text:span><text:span text:style-name="T662">break</text:span><text:span text:style-name="T663">;</text:span></text:p>
      <text:p text:style-name="P664"><text:s text:c="4"/>}</text:p>
      <text:p text:style-name="P665"><text:span text:style-name="T666"><text:s text:c="4"/></text:span><text:span text:style-name="T667">case</text:span><text:span text:style-name="T668"><text:s/></text:span><text:span text:style-name="T669">4</text:span><text:span text:style-name="T670">:</text:span><text:span text:style-name="T671"><text:s/>{ <text:s/></text:span><text:span text:style-name="T672">// pravokutnik</text:span></text:p>
      <text:p text:style-name="P673"><text:span text:style-name="T674"><text:s text:c="6"/></text:span><text:span text:style-name="T675">fill</text:span><text:span text:style-name="T676">(</text:span><text:span text:style-name="T677">255</text:span><text:span text:style-name="T678">);</text:span></text:p>
      <text:p text:style-name="P679"><text:span text:style-name="T680"><text:s text:c="6"/></text:span><text:span text:style-name="T681">beginShape</text:span><text:span text:style-name="T682">();</text:span></text:p>
      <text:p text:style-name="P683"><text:span text:style-name="T684"><text:s text:c="6"/></text:span><text:span text:style-name="T685">vertex</text:span><text:span text:style-name="T686">(</text:span><text:span text:style-name="T687">10</text:span><text:span text:style-name="T688">,</text:span><text:span text:style-name="T689">10</text:span><text:span text:style-name="T690">);</text:span></text:p>
      <text:p text:style-name="P691"><text:span text:style-name="T692"><text:s text:c="6"/></text:span><text:span text:style-name="T693">vertex</text:span><text:span text:style-name="T694">(</text:span><text:span text:style-name="T695">650</text:span><text:span text:style-name="T696">,</text:span><text:span text:style-name="T697">10</text:span><text:span text:style-name="T698">);</text:span></text:p>
      <text:p text:style-name="P699"><text:span text:style-name="T700"><text:s text:c="6"/></text:span><text:span text:style-name="T701">vertex</text:span><text:span text:style-name="T702">(</text:span><text:span text:style-name="T703">650</text:span><text:span text:style-name="T704">,</text:span><text:span text:style-name="T705">330</text:span><text:span text:style-name="T706">);</text:span></text:p>
      <text:p text:style-name="P707"><text:span text:style-name="T708"><text:s text:c="6"/></text:span><text:span text:style-name="T709">vertex</text:span><text:span text:style-name="T710">(</text:span><text:span text:style-name="T711">10</text:span><text:span text:style-name="T712">,</text:span><text:span text:style-name="T713">330</text:span><text:span text:style-name="T714">);</text:span></text:p>
      <text:p text:style-name="P715"><text:span text:style-name="T716"><text:s text:c="6"/></text:span><text:span text:style-name="T717">endShape</text:span><text:span text:style-name="T718">();</text:span></text:p>
      <text:p text:style-name="P719"><text:span text:style-name="T720"><text:s text:c="6"/></text:span><text:span text:style-name="T721">break</text:span><text:span text:style-name="T722">;</text:span></text:p>
      <text:p text:style-name="P723"><text:s text:c="4"/>}<text:s/></text:p>
      <text:p text:style-name="P724"><text:span text:style-name="T725"><text:s text:c="4"/></text:span><text:span text:style-name="T726">case</text:span><text:span text:style-name="T727"><text:s/></text:span><text:span text:style-name="T728">5</text:span><text:span text:style-name="T729">:</text:span><text:span text:style-name="T730"><text:s/>{<text:s/></text:span><text:span text:style-name="T731">// četverokut</text:span></text:p>
      <text:p text:style-name="P732"><text:span text:style-name="T733"><text:s text:c="6"/></text:span><text:span text:style-name="T734">fill</text:span><text:span text:style-name="T735">(</text:span><text:span text:style-name="T736">255</text:span><text:span text:style-name="T737">);</text:span></text:p>
      <text:p text:style-name="P738"><text:span text:style-name="T739"><text:s text:c="6"/></text:span><text:span text:style-name="T740">beginShape</text:span><text:span text:style-name="T741">();</text:span></text:p>
      <text:p text:style-name="P742"><text:span text:style-name="T743"><text:s text:c="6"/></text:span><text:span text:style-name="T744">vertex</text:span><text:span text:style-name="T745">(</text:span><text:span text:style-name="T746">10</text:span><text:span text:style-name="T747">,</text:span><text:span text:style-name="T748">10</text:span><text:span text:style-name="T749">);</text:span></text:p>
      <text:p text:style-name="P750"><text:span text:style-name="T751"><text:s text:c="6"/></text:span><text:span text:style-name="T752">vertex</text:span><text:span text:style-name="T753">(</text:span><text:span text:style-name="T754">810</text:span><text:span text:style-name="T755">,</text:span><text:span text:style-name="T756">10</text:span><text:span text:style-name="T757">);</text:span></text:p>
      <text:p text:style-name="P758"><text:span text:style-name="T759"><text:s text:c="6"/></text:span><text:span text:style-name="T760">vertex</text:span><text:span text:style-name="T761">(</text:span><text:span text:style-name="T762">490</text:span><text:span text:style-name="T763">,</text:span><text:span text:style-name="T764">330</text:span><text:span text:style-name="T765">);</text:span></text:p>
      <text:p text:style-name="P766"><text:span text:style-name="T767"><text:s text:c="6"/></text:span><text:span text:style-name="T768">vertex</text:span><text:span text:style-name="T769">(</text:span><text:span text:style-name="T770">10</text:span><text:span text:style-name="T771">,</text:span><text:span text:style-name="T772">330</text:span><text:span text:style-name="T773">);</text:span></text:p>
      <text:p text:style-name="P774"><text:span text:style-name="T775"><text:s text:c="6"/></text:span><text:span text:style-name="T776">endShape</text:span><text:span text:style-name="T777">();</text:span></text:p>
      <text:p text:style-name="P778"><text:span text:style-name="T779"><text:s text:c="6"/></text:span><text:span text:style-name="T780">break</text:span><text:span text:style-name="T781">;</text:span></text:p>
      <text:p text:style-name="P782"><text:s text:c="4"/>}</text:p>
      <text:p text:style-name="P783"><text:span text:style-name="T784"><text:s text:c="4"/></text:span><text:span text:style-name="T785">case</text:span><text:span text:style-name="T786"><text:s/></text:span><text:span text:style-name="T787">6</text:span><text:span text:style-name="T788">:</text:span><text:span text:style-name="T789"><text:s/>{<text:s/></text:span><text:span text:style-name="T790">// šesterokut</text:span></text:p>
      <text:p text:style-name="P791"><text:span text:style-name="T792"><text:s text:c="6"/></text:span><text:span text:style-name="T793">fill</text:span><text:span text:style-name="T794">(</text:span><text:span text:style-name="T795">255</text:span><text:span text:style-name="T796">);</text:span></text:p>
      <text:p text:style-name="P797"><text:span text:style-name="T798"><text:s text:c="6"/></text:span><text:span text:style-name="T799">beginShape</text:span><text:span text:style-name="T800">();</text:span></text:p>
      <text:p text:style-name="P801"><text:span text:style-name="T802"><text:s text:c="6"/></text:span><text:span text:style-name="T803">vertex</text:span><text:span text:style-name="T804">(</text:span><text:span text:style-name="T805">170</text:span><text:span text:style-name="T806">,</text:span><text:span text:style-name="T807">10</text:span><text:span text:style-name="T808">);</text:span></text:p>
      <text:p text:style-name="P809"><text:span text:style-name="T810"><text:s text:c="6"/></text:span><text:span text:style-name="T811">vertex</text:span><text:span text:style-name="T812">(</text:span><text:span text:style-name="T813">490</text:span><text:span text:style-name="T814">,<text:s/></text:span><text:span text:style-name="T815">10</text:span><text:span text:style-name="T816">);</text:span></text:p>
      <text:p text:style-name="P817"><text:span text:style-name="T818"><text:s text:c="6"/></text:span><text:span text:style-name="T819">vertex</text:span><text:span text:style-name="T820">(</text:span><text:span text:style-name="T821">490</text:span><text:span text:style-name="T822">,</text:span><text:span text:style-name="T823">330</text:span><text:span text:style-name="T824">);</text:span></text:p>
      <text:p text:style-name="P825"><text:span text:style-name="T826"><text:s text:c="6"/></text:span><text:span text:style-name="T827">vertex</text:span><text:span text:style-name="T828">(</text:span><text:span text:style-name="T829">330</text:span><text:span text:style-name="T830">,</text:span><text:span text:style-name="T831">490</text:span><text:span text:style-name="T832">);</text:span></text:p>
      <text:p text:style-name="P833"><text:span text:style-name="T834"><text:s text:c="6"/></text:span><text:span text:style-name="T835">vertex</text:span><text:span text:style-name="T836">(</text:span><text:span text:style-name="T837">10</text:span><text:span text:style-name="T838">,</text:span><text:span text:style-name="T839">490</text:span><text:span text:style-name="T840">);</text:span></text:p>
      <text:p text:style-name="P841"><text:span text:style-name="T842"><text:s text:c="6"/></text:span><text:span text:style-name="T843">vertex</text:span><text:span text:style-name="T844">(</text:span><text:span text:style-name="T845">10</text:span><text:span text:style-name="T846">,</text:span><text:span text:style-name="T847">170</text:span><text:span text:style-name="T848">);</text:span></text:p>
      <text:p text:style-name="P849"><text:span text:style-name="T850"><text:s text:c="6"/></text:span><text:span text:style-name="T851">endShape</text:span><text:span text:style-name="T852">();</text:span></text:p>
      <text:p text:style-name="P853"><text:span text:style-name="T854"><text:s text:c="6"/></text:span><text:span text:style-name="T855">break</text:span><text:span text:style-name="T856">;</text:span></text:p>
      <text:soft-page-break/>
      <text:p text:style-name="P857"><text:s text:c="4"/>}</text:p>
      <text:p text:style-name="P858"><text:span text:style-name="T859"><text:s text:c="4"/></text:span><text:span text:style-name="T860">case</text:span><text:span text:style-name="T861"><text:s/></text:span><text:span text:style-name="T862">7</text:span><text:span text:style-name="T863">:</text:span><text:span text:style-name="T864"><text:s/>{ <text:s/></text:span><text:span text:style-name="T865">//paralelogram</text:span></text:p>
      <text:p text:style-name="P866"><text:span text:style-name="T867"><text:s text:c="6"/></text:span><text:span text:style-name="T868">fill</text:span><text:span text:style-name="T869">(</text:span><text:span text:style-name="T870">255</text:span><text:span text:style-name="T871">);<text:s/></text:span></text:p>
      <text:p text:style-name="P872"><text:span text:style-name="T873"><text:s text:c="6"/></text:span><text:span text:style-name="T874">beginShape</text:span><text:span text:style-name="T875">();</text:span></text:p>
      <text:p text:style-name="P876"><text:span text:style-name="T877"><text:s text:c="6"/></text:span><text:span text:style-name="T878">vertex</text:span><text:span text:style-name="T879">(</text:span><text:span text:style-name="T880">330</text:span><text:span text:style-name="T881">,</text:span><text:span text:style-name="T882">10</text:span><text:span text:style-name="T883">);</text:span></text:p>
      <text:p text:style-name="P884"><text:span text:style-name="T885"><text:s text:c="6"/></text:span><text:span text:style-name="T886">vertex</text:span><text:span text:style-name="T887">(</text:span><text:span text:style-name="T888">970</text:span><text:span text:style-name="T889">,</text:span><text:span text:style-name="T890">10</text:span><text:span text:style-name="T891">);</text:span></text:p>
      <text:p text:style-name="P892"><text:span text:style-name="T893"><text:s text:c="6"/></text:span><text:span text:style-name="T894">vertex</text:span><text:span text:style-name="T895">(</text:span><text:span text:style-name="T896">650</text:span><text:span text:style-name="T897">,</text:span><text:span text:style-name="T898">330</text:span><text:span text:style-name="T899">);</text:span></text:p>
      <text:p text:style-name="P900"><text:span text:style-name="T901"><text:s text:c="6"/></text:span><text:span text:style-name="T902">vertex</text:span><text:span text:style-name="T903">(</text:span><text:span text:style-name="T904">10</text:span><text:span text:style-name="T905">,</text:span><text:span text:style-name="T906">330</text:span><text:span text:style-name="T907">);</text:span></text:p>
      <text:p text:style-name="P908"><text:span text:style-name="T909"><text:s text:c="6"/></text:span><text:span text:style-name="T910">endShape</text:span><text:span text:style-name="T911">();</text:span></text:p>
      <text:p text:style-name="P912"><text:span text:style-name="T913"><text:s text:c="6"/></text:span><text:span text:style-name="T914">break</text:span><text:span text:style-name="T915">;</text:span></text:p>
      <text:p text:style-name="P916"><text:s text:c="4"/>}</text:p>
      <text:p text:style-name="P917"><text:span text:style-name="T918"><text:s text:c="4"/></text:span><text:span text:style-name="T919">case</text:span><text:span text:style-name="T920"><text:s/></text:span><text:span text:style-name="T921">8</text:span><text:span text:style-name="T922">:</text:span><text:span text:style-name="T923"><text:s/>{ <text:s/></text:span></text:p>
      <text:p text:style-name="P924"><text:span text:style-name="T925"><text:s text:c="6"/></text:span><text:span text:style-name="T926">fill</text:span><text:span text:style-name="T927">(</text:span><text:span text:style-name="T928">255</text:span><text:span text:style-name="T929">); <text:s/></text:span><text:span text:style-name="T930">// slovo D</text:span></text:p>
      <text:p text:style-name="P931"><text:span text:style-name="T932"><text:s text:c="6"/></text:span><text:span text:style-name="T933">beginShape</text:span><text:span text:style-name="T934">();</text:span></text:p>
      <text:p text:style-name="P935"><text:span text:style-name="T936"><text:s text:c="6"/></text:span><text:span text:style-name="T937">vertex</text:span><text:span text:style-name="T938">(</text:span><text:span text:style-name="T939">0</text:span><text:span text:style-name="T940">,</text:span><text:span text:style-name="T941">0</text:span><text:span text:style-name="T942">);</text:span></text:p>
      <text:p text:style-name="P943"><text:span text:style-name="T944"><text:s text:c="6"/></text:span><text:span text:style-name="T945">vertex</text:span><text:span text:style-name="T946">(</text:span><text:span text:style-name="T947">320</text:span><text:span text:style-name="T948">,</text:span><text:span text:style-name="T949">0</text:span><text:span text:style-name="T950">);</text:span></text:p>
      <text:p text:style-name="P951"><text:span text:style-name="T952"><text:s text:c="6"/></text:span><text:span text:style-name="T953">vertex</text:span><text:span text:style-name="T954">(</text:span><text:span text:style-name="T955">160</text:span><text:span text:style-name="T956">,</text:span><text:span text:style-name="T957">160</text:span><text:span text:style-name="T958">);</text:span></text:p>
      <text:p text:style-name="P959"><text:span text:style-name="T960"><text:s text:c="6"/></text:span><text:span text:style-name="T961">vertex</text:span><text:span text:style-name="T962">(</text:span><text:span text:style-name="T963">160</text:span><text:span text:style-name="T964">,</text:span><text:span text:style-name="T965">480</text:span><text:span text:style-name="T966">);</text:span></text:p>
      <text:p text:style-name="P967"><text:span text:style-name="T968"><text:s text:c="6"/></text:span><text:span text:style-name="T969">vertex</text:span><text:span text:style-name="T970">(</text:span><text:span text:style-name="T971">320</text:span><text:span text:style-name="T972">,</text:span><text:span text:style-name="T973">640</text:span><text:span text:style-name="T974">);</text:span></text:p>
      <text:p text:style-name="P975"><text:span text:style-name="T976"><text:s text:c="6"/></text:span><text:span text:style-name="T977">vertex</text:span><text:span text:style-name="T978">(</text:span><text:span text:style-name="T979">320</text:span><text:span text:style-name="T980">,</text:span><text:span text:style-name="T981">0</text:span><text:span text:style-name="T982">);</text:span></text:p>
      <text:p text:style-name="P983"><text:span text:style-name="T984"><text:s text:c="6"/></text:span><text:span text:style-name="T985">vertex</text:span><text:span text:style-name="T986">(</text:span><text:span text:style-name="T987">480</text:span><text:span text:style-name="T988">,</text:span><text:span text:style-name="T989">160</text:span><text:span text:style-name="T990">);</text:span></text:p>
      <text:p text:style-name="P991"><text:span text:style-name="T992"><text:s text:c="6"/></text:span><text:span text:style-name="T993">vertex</text:span><text:span text:style-name="T994">(</text:span><text:span text:style-name="T995">480</text:span><text:span text:style-name="T996">,</text:span><text:span text:style-name="T997">480</text:span><text:span text:style-name="T998">);</text:span></text:p>
      <text:p text:style-name="P999"><text:span text:style-name="T1000"><text:s text:c="6"/></text:span><text:span text:style-name="T1001">vertex</text:span><text:span text:style-name="T1002">(</text:span><text:span text:style-name="T1003">320</text:span><text:span text:style-name="T1004">,</text:span><text:span text:style-name="T1005">640</text:span><text:span text:style-name="T1006">);</text:span></text:p>
      <text:p text:style-name="P1007"><text:span text:style-name="T1008"><text:s text:c="6"/></text:span><text:span text:style-name="T1009">vertex</text:span><text:span text:style-name="T1010">(</text:span><text:span text:style-name="T1011">0</text:span><text:span text:style-name="T1012">,</text:span><text:span text:style-name="T1013">640</text:span><text:span text:style-name="T1014">);</text:span></text:p>
      <text:p text:style-name="P1015"><text:span text:style-name="T1016"><text:s text:c="6"/></text:span><text:span text:style-name="T1017">endShape</text:span><text:span text:style-name="T1018">();</text:span></text:p>
      <text:p text:style-name="P1019"><text:span text:style-name="T1020"><text:s text:c="6"/></text:span><text:span text:style-name="T1021">break</text:span><text:span text:style-name="T1022">;</text:span></text:p>
      <text:p text:style-name="P1023"><text:s text:c="4"/>}</text:p>
      <text:p text:style-name="P1024"><text:span text:style-name="T1025"><text:s text:c="4"/></text:span><text:span text:style-name="T1026">case</text:span><text:span text:style-name="T1027"><text:s/></text:span><text:span text:style-name="T1028">9</text:span><text:span text:style-name="T1029">:</text:span><text:span text:style-name="T1030"><text:s/>{</text:span></text:p>
      <text:p text:style-name="P1031"><text:span text:style-name="T1032"><text:s text:c="6"/></text:span><text:span text:style-name="T1033">fill</text:span><text:span text:style-name="T1034">(</text:span><text:span text:style-name="T1035">255</text:span><text:span text:style-name="T1036">); <text:s/></text:span><text:span text:style-name="T1037">// slovo A</text:span></text:p>
      <text:p text:style-name="P1038"><text:span text:style-name="T1039"><text:s text:c="6"/></text:span><text:span text:style-name="T1040">beginShape</text:span><text:span text:style-name="T1041">();</text:span></text:p>
      <text:p text:style-name="P1042"><text:span text:style-name="T1043"><text:s text:c="6"/></text:span><text:span text:style-name="T1044">vertex</text:span><text:span text:style-name="T1045">(</text:span><text:span text:style-name="T1046">160</text:span><text:span text:style-name="T1047">,</text:span><text:span text:style-name="T1048">0</text:span><text:span text:style-name="T1049">);</text:span></text:p>
      <text:p text:style-name="P1050"><text:span text:style-name="T1051"><text:s text:c="6"/></text:span><text:span text:style-name="T1052">vertex</text:span><text:span text:style-name="T1053">(</text:span><text:span text:style-name="T1054">320</text:span><text:span text:style-name="T1055">,</text:span><text:span text:style-name="T1056">0</text:span><text:span text:style-name="T1057">);</text:span></text:p>
      <text:p text:style-name="P1058"><text:span text:style-name="T1059"><text:s text:c="6"/></text:span><text:span text:style-name="T1060">vertex</text:span><text:span text:style-name="T1061">(</text:span><text:span text:style-name="T1062">480</text:span><text:span text:style-name="T1063">,</text:span><text:span text:style-name="T1064">160</text:span><text:span text:style-name="T1065">);</text:span></text:p>
      <text:p text:style-name="P1066"><text:span text:style-name="T1067"><text:s text:c="6"/></text:span><text:span text:style-name="T1068">vertex</text:span><text:span text:style-name="T1069">(</text:span><text:span text:style-name="T1070">320</text:span><text:span text:style-name="T1071">,</text:span><text:span text:style-name="T1072">160</text:span><text:span text:style-name="T1073">);</text:span></text:p>
      <text:p text:style-name="P1074"><text:span text:style-name="T1075"><text:s text:c="6"/></text:span><text:span text:style-name="T1076">vertex</text:span><text:span text:style-name="T1077">(</text:span><text:span text:style-name="T1078">160</text:span><text:span text:style-name="T1079">,</text:span><text:span text:style-name="T1080">160</text:span><text:span text:style-name="T1081">);</text:span></text:p>
      <text:p text:style-name="P1082"><text:span text:style-name="T1083"><text:s text:c="6"/></text:span><text:span text:style-name="T1084">vertex</text:span><text:span text:style-name="T1085">(</text:span><text:span text:style-name="T1086">160</text:span><text:span text:style-name="T1087">,</text:span><text:span text:style-name="T1088">320</text:span><text:span text:style-name="T1089">);</text:span></text:p>
      <text:p text:style-name="P1090"><text:span text:style-name="T1091"><text:s text:c="6"/></text:span><text:span text:style-name="T1092">vertex</text:span><text:span text:style-name="T1093">(</text:span><text:span text:style-name="T1094">320</text:span><text:span text:style-name="T1095">,</text:span><text:span text:style-name="T1096">320</text:span><text:span text:style-name="T1097">);</text:span></text:p>
      <text:p text:style-name="P1098"><text:span text:style-name="T1099"><text:s text:c="6"/></text:span><text:span text:style-name="T1100">vertex</text:span><text:span text:style-name="T1101">(</text:span><text:span text:style-name="T1102">320</text:span><text:span text:style-name="T1103">,</text:span><text:span text:style-name="T1104">160</text:span><text:span text:style-name="T1105">);</text:span></text:p>
      <text:p text:style-name="P1106"><text:span text:style-name="T1107"><text:s text:c="6"/></text:span><text:span text:style-name="T1108">vertex</text:span><text:span text:style-name="T1109">(</text:span><text:span text:style-name="T1110">480</text:span><text:span text:style-name="T1111">,</text:span><text:span text:style-name="T1112">160</text:span><text:span text:style-name="T1113">); <text:s/></text:span></text:p>
      <text:p text:style-name="P1114"><text:span text:style-name="T1115"><text:s text:c="6"/></text:span><text:span text:style-name="T1116">vertex</text:span><text:span text:style-name="T1117">(</text:span><text:span text:style-name="T1118">480</text:span><text:span text:style-name="T1119">,</text:span><text:span text:style-name="T1120">640</text:span><text:span text:style-name="T1121">);</text:span></text:p>
      <text:p text:style-name="P1122"><text:span text:style-name="T1123"><text:s text:c="6"/></text:span><text:span text:style-name="T1124">vertex</text:span><text:span text:style-name="T1125">(</text:span><text:span text:style-name="T1126">320</text:span><text:span text:style-name="T1127">,</text:span><text:span text:style-name="T1128">480</text:span><text:span text:style-name="T1129">);</text:span></text:p>
      <text:p text:style-name="P1130"><text:span text:style-name="T1131"><text:s text:c="6"/></text:span><text:span text:style-name="T1132">vertex</text:span><text:span text:style-name="T1133">(</text:span><text:span text:style-name="T1134">160</text:span><text:span text:style-name="T1135">,</text:span><text:span text:style-name="T1136">480</text:span><text:span text:style-name="T1137">);</text:span></text:p>
      <text:p text:style-name="P1138"><text:span text:style-name="T1139"><text:s text:c="6"/></text:span><text:span text:style-name="T1140">vertex</text:span><text:span text:style-name="T1141">(</text:span><text:span text:style-name="T1142">0</text:span><text:span text:style-name="T1143">,</text:span><text:span text:style-name="T1144">640</text:span><text:span text:style-name="T1145">);</text:span></text:p>
      <text:p text:style-name="P1146"><text:span text:style-name="T1147"><text:s text:c="6"/></text:span><text:span text:style-name="T1148">vertex</text:span><text:span text:style-name="T1149">(</text:span><text:span text:style-name="T1150">0</text:span><text:span text:style-name="T1151">,</text:span><text:span text:style-name="T1152">160</text:span><text:span text:style-name="T1153">);</text:span></text:p>
      <text:p text:style-name="P1154"><text:span text:style-name="T1155"><text:s text:c="6"/></text:span><text:span text:style-name="T1156">endShape</text:span><text:span text:style-name="T1157">();</text:span></text:p>
      <text:p text:style-name="P1158"><text:span text:style-name="T1159"><text:s text:c="6"/></text:span><text:span text:style-name="T1160">break</text:span><text:span text:style-name="T1161">;</text:span></text:p>
      <text:p text:style-name="P1162"><text:s text:c="4"/>}</text:p>
      <text:p text:style-name="P1163"><text:span text:style-name="T1164"><text:s text:c="4"/></text:span><text:span text:style-name="T1165">case</text:span><text:span text:style-name="T1166"><text:s/></text:span><text:span text:style-name="T1167">10</text:span><text:span text:style-name="T1168">:</text:span><text:span text:style-name="T1169"><text:s/>{</text:span></text:p>
      <text:p text:style-name="P1170"><text:span text:style-name="T1171"><text:s text:c="6"/></text:span><text:span text:style-name="T1172">fill</text:span><text:span text:style-name="T1173">(</text:span><text:span text:style-name="T1174">255</text:span><text:span text:style-name="T1175">); <text:s/></text:span><text:span text:style-name="T1176">// slovo M</text:span></text:p>
      <text:p text:style-name="P1177"><text:span text:style-name="T1178"><text:s text:c="6"/></text:span><text:span text:style-name="T1179">beginShape</text:span><text:span text:style-name="T1180">();</text:span></text:p>
      <text:p text:style-name="P1181"><text:span text:style-name="T1182"><text:s text:c="6"/></text:span><text:span text:style-name="T1183">vertex</text:span><text:span text:style-name="T1184">(</text:span><text:span text:style-name="T1185">0</text:span><text:span text:style-name="T1186">,</text:span><text:span text:style-name="T1187">0</text:span><text:span text:style-name="T1188">);</text:span></text:p>
      <text:p text:style-name="P1189"><text:span text:style-name="T1190"><text:s text:c="6"/></text:span><text:span text:style-name="T1191">vertex</text:span><text:span text:style-name="T1192">(</text:span><text:span text:style-name="T1193">320</text:span><text:span text:style-name="T1194">,</text:span><text:span text:style-name="T1195">320</text:span><text:span text:style-name="T1196">);</text:span></text:p>
      <text:soft-page-break/>
      <text:p text:style-name="P1197"><text:span text:style-name="T1198"><text:s text:c="6"/></text:span><text:span text:style-name="T1199">vertex</text:span><text:span text:style-name="T1200">(</text:span><text:span text:style-name="T1201">640</text:span><text:span text:style-name="T1202">,</text:span><text:span text:style-name="T1203">0</text:span><text:span text:style-name="T1204">);</text:span></text:p>
      <text:p text:style-name="P1205"><text:span text:style-name="T1206"><text:s text:c="6"/></text:span><text:span text:style-name="T1207">vertex</text:span><text:span text:style-name="T1208">(</text:span><text:span text:style-name="T1209">640</text:span><text:span text:style-name="T1210">,</text:span><text:span text:style-name="T1211">640</text:span><text:span text:style-name="T1212">);</text:span></text:p>
      <text:p text:style-name="P1213"><text:span text:style-name="T1214"><text:s text:c="6"/></text:span><text:span text:style-name="T1215">vertex</text:span><text:span text:style-name="T1216">(</text:span><text:span text:style-name="T1217">480</text:span><text:span text:style-name="T1218">,</text:span><text:span text:style-name="T1219">480</text:span><text:span text:style-name="T1220">);</text:span></text:p>
      <text:p text:style-name="P1221"><text:span text:style-name="T1222"><text:s text:c="6"/></text:span><text:span text:style-name="T1223">vertex</text:span><text:span text:style-name="T1224">(</text:span><text:span text:style-name="T1225">480</text:span><text:span text:style-name="T1226">,</text:span><text:span text:style-name="T1227">320</text:span><text:span text:style-name="T1228">);</text:span></text:p>
      <text:p text:style-name="P1229"><text:span text:style-name="T1230"><text:s text:c="6"/></text:span><text:span text:style-name="T1231">vertex</text:span><text:span text:style-name="T1232">(</text:span><text:span text:style-name="T1233">320</text:span><text:span text:style-name="T1234">,</text:span><text:span text:style-name="T1235">480</text:span><text:span text:style-name="T1236">);</text:span></text:p>
      <text:p text:style-name="P1237"><text:span text:style-name="T1238"><text:s text:c="6"/></text:span><text:span text:style-name="T1239">vertex</text:span><text:span text:style-name="T1240">(</text:span><text:span text:style-name="T1241">160</text:span><text:span text:style-name="T1242">,</text:span><text:span text:style-name="T1243">320</text:span><text:span text:style-name="T1244">);</text:span></text:p>
      <text:p text:style-name="P1245"><text:span text:style-name="T1246"><text:s text:c="6"/></text:span><text:span text:style-name="T1247">vertex</text:span><text:span text:style-name="T1248">(</text:span><text:span text:style-name="T1249">160</text:span><text:span text:style-name="T1250">,</text:span><text:span text:style-name="T1251">480</text:span><text:span text:style-name="T1252">);</text:span></text:p>
      <text:p text:style-name="P1253"><text:span text:style-name="T1254"><text:s text:c="6"/></text:span><text:span text:style-name="T1255">vertex</text:span><text:span text:style-name="T1256">(</text:span><text:span text:style-name="T1257">0</text:span><text:span text:style-name="T1258">,</text:span><text:span text:style-name="T1259">640</text:span><text:span text:style-name="T1260">);</text:span></text:p>
      <text:p text:style-name="P1261"><text:span text:style-name="T1262"><text:s text:c="6"/></text:span><text:span text:style-name="T1263">endShape</text:span><text:span text:style-name="T1264">();</text:span></text:p>
      <text:p text:style-name="P1265"><text:span text:style-name="T1266"><text:s text:c="6"/></text:span><text:span text:style-name="T1267">break</text:span><text:span text:style-name="T1268">;</text:span></text:p>
      <text:p text:style-name="P1269"><text:s text:c="4"/>}</text:p>
      <text:p text:style-name="P1270"><text:span text:style-name="T1271"><text:s text:c="4"/></text:span><text:span text:style-name="T1272">case</text:span><text:span text:style-name="T1273"><text:s/></text:span><text:span text:style-name="T1274">11</text:span><text:span text:style-name="T1275">:</text:span><text:span text:style-name="T1276"><text:s/>{</text:span></text:p>
      <text:p text:style-name="P1277"><text:span text:style-name="T1278"><text:s text:c="6"/></text:span><text:span text:style-name="T1279">fill</text:span><text:span text:style-name="T1280">(</text:span><text:span text:style-name="T1281">255</text:span><text:span text:style-name="T1282">); <text:s/></text:span><text:span text:style-name="T1283">// slovo C</text:span></text:p>
      <text:p text:style-name="P1284"><text:span text:style-name="T1285"><text:s text:c="6"/></text:span><text:span text:style-name="T1286">beginShape</text:span><text:span text:style-name="T1287">();</text:span></text:p>
      <text:p text:style-name="P1288"><text:span text:style-name="T1289"><text:s text:c="6"/></text:span><text:span text:style-name="T1290">vertex</text:span><text:span text:style-name="T1291">(</text:span><text:span text:style-name="T1292">0</text:span><text:span text:style-name="T1293">,</text:span><text:span text:style-name="T1294">0</text:span><text:span text:style-name="T1295">);</text:span></text:p>
      <text:p text:style-name="P1296"><text:span text:style-name="T1297"><text:s text:c="6"/></text:span><text:span text:style-name="T1298">vertex</text:span><text:span text:style-name="T1299">(</text:span><text:span text:style-name="T1300">480</text:span><text:span text:style-name="T1301">,</text:span><text:span text:style-name="T1302">0</text:span><text:span text:style-name="T1303">);</text:span></text:p>
      <text:p text:style-name="P1304"><text:span text:style-name="T1305"><text:s text:c="6"/></text:span><text:span text:style-name="T1306">vertex</text:span><text:span text:style-name="T1307">(</text:span><text:span text:style-name="T1308">480</text:span><text:span text:style-name="T1309">,</text:span><text:span text:style-name="T1310">160</text:span><text:span text:style-name="T1311">);</text:span></text:p>
      <text:p text:style-name="P1312"><text:span text:style-name="T1313"><text:s text:c="6"/></text:span><text:span text:style-name="T1314">vertex</text:span><text:span text:style-name="T1315">(</text:span><text:span text:style-name="T1316">160</text:span><text:span text:style-name="T1317">,</text:span><text:span text:style-name="T1318">160</text:span><text:span text:style-name="T1319">);</text:span></text:p>
      <text:p text:style-name="P1320"><text:span text:style-name="T1321"><text:s text:c="6"/></text:span><text:span text:style-name="T1322">vertex</text:span><text:span text:style-name="T1323">(</text:span><text:span text:style-name="T1324">160</text:span><text:span text:style-name="T1325">,</text:span><text:span text:style-name="T1326">480</text:span><text:span text:style-name="T1327">);</text:span></text:p>
      <text:p text:style-name="P1328"><text:span text:style-name="T1329"><text:s text:c="6"/></text:span><text:span text:style-name="T1330">vertex</text:span><text:span text:style-name="T1331">(</text:span><text:span text:style-name="T1332">480</text:span><text:span text:style-name="T1333">,</text:span><text:span text:style-name="T1334">480</text:span><text:span text:style-name="T1335">);</text:span></text:p>
      <text:p text:style-name="P1336"><text:span text:style-name="T1337"><text:s text:c="6"/></text:span><text:span text:style-name="T1338">vertex</text:span><text:span text:style-name="T1339">(</text:span><text:span text:style-name="T1340">480</text:span><text:span text:style-name="T1341">,</text:span><text:span text:style-name="T1342">640</text:span><text:span text:style-name="T1343">);</text:span></text:p>
      <text:p text:style-name="P1344"><text:span text:style-name="T1345"><text:s text:c="6"/></text:span><text:span text:style-name="T1346">vertex</text:span><text:span text:style-name="T1347">(</text:span><text:span text:style-name="T1348">0</text:span><text:span text:style-name="T1349">,</text:span><text:span text:style-name="T1350">640</text:span><text:span text:style-name="T1351">);</text:span></text:p>
      <text:p text:style-name="P1352"><text:span text:style-name="T1353"><text:s text:c="6"/></text:span><text:span text:style-name="T1354">endShape</text:span><text:span text:style-name="T1355">();</text:span></text:p>
      <text:p text:style-name="P1356"><text:span text:style-name="T1357"><text:s text:c="6"/></text:span><text:span text:style-name="T1358">break</text:span><text:span text:style-name="T1359">;</text:span></text:p>
      <text:p text:style-name="P1360"><text:s text:c="4"/>}</text:p>
      <text:p text:style-name="P1361"><text:span text:style-name="T1362"><text:s text:c="4"/></text:span><text:span text:style-name="T1363">case</text:span><text:span text:style-name="T1364"><text:s/></text:span><text:span text:style-name="T1365">12</text:span><text:span text:style-name="T1366">:</text:span><text:span text:style-name="T1367"><text:s/>{ <text:s/></text:span><text:span text:style-name="T1368">//slovo T</text:span></text:p>
      <text:p text:style-name="P1369"><text:span text:style-name="T1370"><text:s text:c="6"/></text:span><text:span text:style-name="T1371">fill</text:span><text:span text:style-name="T1372">(</text:span><text:span text:style-name="T1373">255</text:span><text:span text:style-name="T1374">);</text:span></text:p>
      <text:p text:style-name="P1375"><text:span text:style-name="T1376"><text:s text:c="6"/></text:span><text:span text:style-name="T1377">beginShape</text:span><text:span text:style-name="T1378">();</text:span></text:p>
      <text:p text:style-name="P1379"><text:span text:style-name="T1380"><text:s text:c="6"/></text:span><text:span text:style-name="T1381">vertex</text:span><text:span text:style-name="T1382">(</text:span><text:span text:style-name="T1383">0</text:span><text:span text:style-name="T1384">,</text:span><text:span text:style-name="T1385">0</text:span><text:span text:style-name="T1386">);</text:span></text:p>
      <text:p text:style-name="P1387"><text:span text:style-name="T1388"><text:s text:c="6"/></text:span><text:span text:style-name="T1389">vertex</text:span><text:span text:style-name="T1390">(</text:span><text:span text:style-name="T1391">641</text:span><text:span text:style-name="T1392">,</text:span><text:span text:style-name="T1393">0</text:span><text:span text:style-name="T1394">);</text:span></text:p>
      <text:p text:style-name="P1395"><text:span text:style-name="T1396"><text:s text:c="6"/></text:span><text:span text:style-name="T1397">vertex</text:span><text:span text:style-name="T1398">(</text:span><text:span text:style-name="T1399">641</text:span><text:span text:style-name="T1400">,</text:span><text:span text:style-name="T1401">320</text:span><text:span text:style-name="T1402">);</text:span></text:p>
      <text:p text:style-name="P1403"><text:span text:style-name="T1404"><text:s text:c="6"/></text:span><text:span text:style-name="T1405">vertex</text:span><text:span text:style-name="T1406">(</text:span><text:span text:style-name="T1407">480</text:span><text:span text:style-name="T1408">,</text:span><text:span text:style-name="T1409">160</text:span><text:span text:style-name="T1410">);</text:span></text:p>
      <text:p text:style-name="P1411"><text:span text:style-name="T1412"><text:s text:c="6"/></text:span><text:span text:style-name="T1413">vertex</text:span><text:span text:style-name="T1414">(</text:span><text:span text:style-name="T1415">400</text:span><text:span text:style-name="T1416">,</text:span><text:span text:style-name="T1417">160</text:span><text:span text:style-name="T1418">);</text:span></text:p>
      <text:p text:style-name="P1419"><text:span text:style-name="T1420"><text:s text:c="6"/></text:span><text:span text:style-name="T1421">vertex</text:span><text:span text:style-name="T1422">(</text:span><text:span text:style-name="T1423">400</text:span><text:span text:style-name="T1424">,</text:span><text:span text:style-name="T1425">640</text:span><text:span text:style-name="T1426">);</text:span></text:p>
      <text:p text:style-name="P1427"><text:span text:style-name="T1428"><text:s text:c="6"/></text:span><text:span text:style-name="T1429">vertex</text:span><text:span text:style-name="T1430">(</text:span><text:span text:style-name="T1431">240</text:span><text:span text:style-name="T1432">,</text:span><text:span text:style-name="T1433">640</text:span><text:span text:style-name="T1434">);</text:span></text:p>
      <text:p text:style-name="P1435"><text:span text:style-name="T1436"><text:s text:c="6"/></text:span><text:span text:style-name="T1437">vertex</text:span><text:span text:style-name="T1438">(</text:span><text:span text:style-name="T1439">240</text:span><text:span text:style-name="T1440">,</text:span><text:span text:style-name="T1441">160</text:span><text:span text:style-name="T1442">);</text:span></text:p>
      <text:p text:style-name="P1443"><text:span text:style-name="T1444"><text:s text:c="6"/></text:span><text:span text:style-name="T1445">vertex</text:span><text:span text:style-name="T1446">(</text:span><text:span text:style-name="T1447">160</text:span><text:span text:style-name="T1448">,</text:span><text:span text:style-name="T1449">160</text:span><text:span text:style-name="T1450">);</text:span></text:p>
      <text:p text:style-name="P1451"><text:span text:style-name="T1452"><text:s text:c="6"/></text:span><text:span text:style-name="T1453">vertex</text:span><text:span text:style-name="T1454">(</text:span><text:span text:style-name="T1455">0</text:span><text:span text:style-name="T1456">,</text:span><text:span text:style-name="T1457">320</text:span><text:span text:style-name="T1458">);</text:span></text:p>
      <text:p text:style-name="P1459"><text:span text:style-name="T1460"><text:s text:c="6"/></text:span><text:span text:style-name="T1461">endShape</text:span><text:span text:style-name="T1462">();</text:span></text:p>
      <text:p text:style-name="P1463"><text:span text:style-name="T1464"><text:s text:c="6"/></text:span><text:span text:style-name="T1465">break</text:span><text:span text:style-name="T1466">;</text:span></text:p>
      <text:p text:style-name="P1467"><text:s text:c="4"/>}</text:p>
      <text:p text:style-name="P1468"><text:span text:style-name="T1469"><text:s text:c="4"/></text:span><text:span text:style-name="T1470">case</text:span><text:span text:style-name="T1471"><text:s/></text:span><text:span text:style-name="T1472">13</text:span><text:span text:style-name="T1473">:</text:span><text:span text:style-name="T1474"><text:s/>{</text:span></text:p>
      <text:p text:style-name="P1475"><text:span text:style-name="T1476"><text:s text:c="6"/></text:span><text:span text:style-name="T1477">fill</text:span><text:span text:style-name="T1478">(</text:span><text:span text:style-name="T1479">255</text:span><text:span text:style-name="T1480">); <text:s/></text:span><text:span text:style-name="T1481">// patka</text:span></text:p>
      <text:p text:style-name="P1482"><text:span text:style-name="T1483"><text:s text:c="6"/></text:span><text:span text:style-name="T1484">beginShape</text:span><text:span text:style-name="T1485">();</text:span></text:p>
      <text:p text:style-name="P1486"><text:span text:style-name="T1487"><text:s text:c="6"/></text:span><text:span text:style-name="T1488">vertex</text:span><text:span text:style-name="T1489">(</text:span><text:span text:style-name="T1490">640</text:span><text:span text:style-name="T1491">,</text:span><text:span text:style-name="T1492">10</text:span><text:span text:style-name="T1493">);</text:span></text:p>
      <text:p text:style-name="P1494"><text:span text:style-name="T1495"><text:s text:c="6"/></text:span><text:span text:style-name="T1496">vertex</text:span><text:span text:style-name="T1497">(</text:span><text:span text:style-name="T1498">800</text:span><text:span text:style-name="T1499">,</text:span><text:span text:style-name="T1500">170</text:span><text:span text:style-name="T1501">);</text:span></text:p>
      <text:p text:style-name="P1502"><text:span text:style-name="T1503"><text:s text:c="6"/></text:span><text:span text:style-name="T1504">vertex</text:span><text:span text:style-name="T1505">(</text:span><text:span text:style-name="T1506">640</text:span><text:span text:style-name="T1507">,</text:span><text:span text:style-name="T1508">170</text:span><text:span text:style-name="T1509">);</text:span></text:p>
      <text:p text:style-name="P1510"><text:span text:style-name="T1511"><text:s text:c="6"/></text:span><text:span text:style-name="T1512">vertex</text:span><text:span text:style-name="T1513">(</text:span><text:span text:style-name="T1514">800</text:span><text:span text:style-name="T1515">,</text:span><text:span text:style-name="T1516">330</text:span><text:span text:style-name="T1517">);</text:span></text:p>
      <text:p text:style-name="P1518"><text:span text:style-name="T1519"><text:s text:c="6"/></text:span><text:span text:style-name="T1520">vertex</text:span><text:span text:style-name="T1521">(</text:span><text:span text:style-name="T1522">800</text:span><text:span text:style-name="T1523">,</text:span><text:span text:style-name="T1524">490</text:span><text:span text:style-name="T1525">);</text:span></text:p>
      <text:p text:style-name="P1526"><text:span text:style-name="T1527"><text:s text:c="6"/></text:span><text:span text:style-name="T1528">vertex</text:span><text:span text:style-name="T1529">(</text:span><text:span text:style-name="T1530">690</text:span><text:span text:style-name="T1531">,</text:span><text:span text:style-name="T1532">600</text:span><text:span text:style-name="T1533">);</text:span></text:p>
      <text:p text:style-name="P1534"><text:span text:style-name="T1535"><text:s text:c="6"/></text:span><text:span text:style-name="T1536">vertex</text:span><text:span text:style-name="T1537">(</text:span><text:span text:style-name="T1538">240</text:span><text:span text:style-name="T1539">,</text:span><text:span text:style-name="T1540">600</text:span><text:span text:style-name="T1541">);</text:span></text:p>
      <text:p text:style-name="P1542"><text:span text:style-name="T1543"><text:s text:c="6"/></text:span><text:span text:style-name="T1544">vertex</text:span><text:span text:style-name="T1545">(</text:span><text:span text:style-name="T1546">15</text:span><text:span text:style-name="T1547">,</text:span><text:span text:style-name="T1548">376</text:span><text:span text:style-name="T1549">); <text:s/></text:span></text:p>
      <text:soft-page-break/>
      <text:p text:style-name="P1550"><text:span text:style-name="T1551"><text:s text:c="6"/></text:span><text:span text:style-name="T1552">vertex</text:span><text:span text:style-name="T1553">(</text:span><text:span text:style-name="T1554">690</text:span><text:span text:style-name="T1555">,</text:span><text:span text:style-name="T1556">376</text:span><text:span text:style-name="T1557">);</text:span></text:p>
      <text:p text:style-name="P1558"><text:span text:style-name="T1559"><text:s text:c="6"/></text:span><text:span text:style-name="T1560">vertex</text:span><text:span text:style-name="T1561">(</text:span><text:span text:style-name="T1562">480</text:span><text:span text:style-name="T1563">,</text:span><text:span text:style-name="T1564">170</text:span><text:span text:style-name="T1565">);</text:span></text:p>
      <text:p text:style-name="P1566"><text:span text:style-name="T1567"><text:s text:c="6"/></text:span><text:span text:style-name="T1568">endShape</text:span><text:span text:style-name="T1569">();</text:span></text:p>
      <text:p text:style-name="P1570"><text:span text:style-name="T1571"><text:s text:c="6"/></text:span><text:span text:style-name="T1572">break</text:span><text:span text:style-name="T1573">;</text:span></text:p>
      <text:p text:style-name="P1574"><text:s text:c="4"/>}</text:p>
      <text:p text:style-name="P1575"><text:span text:style-name="T1576"><text:s text:c="4"/></text:span><text:span text:style-name="T1577">case</text:span><text:span text:style-name="T1578"><text:s/></text:span><text:span text:style-name="T1579">14</text:span><text:span text:style-name="T1580">:</text:span><text:span text:style-name="T1581"><text:s/>{<text:s/></text:span><text:span text:style-name="T1582">// ribica 1</text:span></text:p>
      <text:p text:style-name="P1583"><text:span text:style-name="T1584"><text:s text:c="6"/></text:span><text:span text:style-name="T1585">fill</text:span><text:span text:style-name="T1586">(</text:span><text:span text:style-name="T1587">255</text:span><text:span text:style-name="T1588">);</text:span></text:p>
      <text:p text:style-name="P1589"><text:span text:style-name="T1590"><text:s text:c="6"/></text:span><text:span text:style-name="T1591">beginShape</text:span><text:span text:style-name="T1592">(</text:span><text:span text:style-name="T1593">TRIANGLES</text:span><text:span text:style-name="T1594">);</text:span></text:p>
      <text:p text:style-name="P1595"><text:span text:style-name="T1596"><text:s text:c="6"/></text:span><text:span text:style-name="T1597">vertex</text:span><text:span text:style-name="T1598">(</text:span><text:span text:style-name="T1599">420</text:span><text:span text:style-name="T1600">,</text:span><text:span text:style-name="T1601">0</text:span><text:span text:style-name="T1602">);<text:s/></text:span><text:span text:style-name="T1603">//A</text:span></text:p>
      <text:p text:style-name="P1604"><text:span text:style-name="T1605"><text:s text:c="6"/></text:span><text:span text:style-name="T1606">vertex</text:span><text:span text:style-name="T1607">(</text:span><text:span text:style-name="T1608">100</text:span><text:span text:style-name="T1609">,</text:span><text:span text:style-name="T1610">320</text:span><text:span text:style-name="T1611">);<text:s/></text:span><text:span text:style-name="T1612">//B</text:span></text:p>
      <text:p text:style-name="P1613"><text:span text:style-name="T1614"><text:s text:c="6"/></text:span><text:span text:style-name="T1615">vertex</text:span><text:span text:style-name="T1616">(</text:span><text:span text:style-name="T1617">420</text:span><text:span text:style-name="T1618">,</text:span><text:span text:style-name="T1619">640</text:span><text:span text:style-name="T1620">);<text:s/></text:span><text:span text:style-name="T1621">//C</text:span></text:p>
      <text:p text:style-name="P1622"><text:span text:style-name="T1623"><text:s text:c="6"/></text:span><text:span text:style-name="T1624">endShape</text:span><text:span text:style-name="T1625">(); <text:s/></text:span></text:p>
      <text:p text:style-name="P1626"><text:span text:style-name="T1627"><text:s text:c="6"/></text:span><text:span text:style-name="T1628">beginShape</text:span><text:span text:style-name="T1629">();</text:span></text:p>
      <text:p text:style-name="P1630"><text:span text:style-name="T1631"><text:s text:c="6"/></text:span><text:span text:style-name="T1632">vertex</text:span><text:span text:style-name="T1633">(</text:span><text:span text:style-name="T1634">420</text:span><text:span text:style-name="T1635">,<text:s/></text:span><text:span text:style-name="T1636">113</text:span><text:span text:style-name="T1637">);</text:span><text:span text:style-name="T1638">//D</text:span></text:p>
      <text:p text:style-name="P1639"><text:span text:style-name="T1640"><text:s text:c="6"/></text:span><text:span text:style-name="T1641">vertex</text:span><text:span text:style-name="T1642">(</text:span><text:span text:style-name="T1643">533</text:span><text:span text:style-name="T1644">,<text:s/></text:span><text:span text:style-name="T1645">0</text:span><text:span text:style-name="T1646">);</text:span><text:span text:style-name="T1647">//E</text:span></text:p>
      <text:p text:style-name="P1648"><text:span text:style-name="T1649"><text:s text:c="6"/></text:span><text:span text:style-name="T1650">vertex</text:span><text:span text:style-name="T1651">(</text:span><text:span text:style-name="T1652">533</text:span><text:span text:style-name="T1653">,<text:s/></text:span><text:span text:style-name="T1654">226</text:span><text:span text:style-name="T1655">);</text:span><text:span text:style-name="T1656">//F</text:span></text:p>
      <text:p text:style-name="P1657"><text:span text:style-name="T1658"><text:s text:c="6"/></text:span><text:span text:style-name="T1659">vertex</text:span><text:span text:style-name="T1660">(</text:span><text:span text:style-name="T1661">580</text:span><text:span text:style-name="T1662">,<text:s/></text:span><text:span text:style-name="T1663">273</text:span><text:span text:style-name="T1664">);</text:span><text:span text:style-name="T1665">//G<text:s/></text:span></text:p>
      <text:p text:style-name="P1666"><text:span text:style-name="T1667"><text:s text:c="6"/></text:span><text:span text:style-name="T1668">vertex</text:span><text:span text:style-name="T1669">(</text:span><text:span text:style-name="T1670">580</text:span><text:span text:style-name="T1671">,<text:s/></text:span><text:span text:style-name="T1672">433</text:span><text:span text:style-name="T1673">);</text:span><text:span text:style-name="T1674">//H</text:span></text:p>
      <text:p text:style-name="P1675"><text:span text:style-name="T1676"><text:s text:c="6"/></text:span><text:span text:style-name="T1677">vertex</text:span><text:span text:style-name="T1678">(</text:span><text:span text:style-name="T1679">533</text:span><text:span text:style-name="T1680">,<text:s/></text:span><text:span text:style-name="T1681">480</text:span><text:span text:style-name="T1682">);</text:span><text:span text:style-name="T1683">//</text:span></text:p>
      <text:p text:style-name="P1684"><text:span text:style-name="T1685"><text:s text:c="6"/></text:span><text:span text:style-name="T1686">vertex</text:span><text:span text:style-name="T1687">(</text:span><text:span text:style-name="T1688">533</text:span><text:span text:style-name="T1689">,<text:s/></text:span><text:span text:style-name="T1690">706</text:span><text:span text:style-name="T1691">);</text:span><text:span text:style-name="T1692">//I</text:span></text:p>
      <text:p text:style-name="P1693"><text:span text:style-name="T1694"><text:s text:c="6"/></text:span><text:span text:style-name="T1695">vertex</text:span><text:span text:style-name="T1696">(</text:span><text:span text:style-name="T1697">420</text:span><text:span text:style-name="T1698">,<text:s/></text:span><text:span text:style-name="T1699">593</text:span><text:span text:style-name="T1700">);</text:span><text:span text:style-name="T1701">//J</text:span></text:p>
      <text:p text:style-name="P1702"><text:span text:style-name="T1703"><text:s text:c="6"/></text:span><text:span text:style-name="T1704">endShape</text:span><text:span text:style-name="T1705">(</text:span><text:span text:style-name="T1706">CLOSE</text:span><text:span text:style-name="T1707">); <text:s/></text:span></text:p>
      <text:p text:style-name="P1708"><text:span text:style-name="T1709"><text:s text:c="6"/></text:span><text:span text:style-name="T1710">beginShape</text:span><text:span text:style-name="T1711">();</text:span></text:p>
      <text:p text:style-name="P1712"><text:span text:style-name="T1713"><text:s text:c="6"/></text:span><text:span text:style-name="T1714">vertex</text:span><text:span text:style-name="T1715">(</text:span><text:span text:style-name="T1716">580</text:span><text:span text:style-name="T1717">,</text:span><text:span text:style-name="T1718">353</text:span><text:span text:style-name="T1719">);</text:span></text:p>
      <text:p text:style-name="P1720"><text:span text:style-name="T1721"><text:s text:c="6"/></text:span><text:span text:style-name="T1722">vertex</text:span><text:span text:style-name="T1723">(</text:span><text:span text:style-name="T1724">693</text:span><text:span text:style-name="T1725">,</text:span><text:span text:style-name="T1726">240</text:span><text:span text:style-name="T1727">);</text:span></text:p>
      <text:p text:style-name="P1728"><text:span text:style-name="T1729"><text:s text:c="6"/></text:span><text:span text:style-name="T1730">vertex</text:span><text:span text:style-name="T1731">(</text:span><text:span text:style-name="T1732">806</text:span><text:span text:style-name="T1733">,</text:span><text:span text:style-name="T1734">353</text:span><text:span text:style-name="T1735">);</text:span></text:p>
      <text:p text:style-name="P1736"><text:span text:style-name="T1737"><text:s text:c="6"/></text:span><text:span text:style-name="T1738">vertex</text:span><text:span text:style-name="T1739">(</text:span><text:span text:style-name="T1740">693</text:span><text:span text:style-name="T1741">,</text:span><text:span text:style-name="T1742">466</text:span><text:span text:style-name="T1743">);</text:span></text:p>
      <text:p text:style-name="P1744"><text:span text:style-name="T1745"><text:s text:c="6"/></text:span><text:span text:style-name="T1746">endShape</text:span><text:span text:style-name="T1747">(</text:span><text:span text:style-name="T1748">CLOSE</text:span><text:span text:style-name="T1749">);</text:span></text:p>
      <text:p text:style-name="P1750"><text:span text:style-name="T1751"><text:s text:c="6"/></text:span><text:span text:style-name="T1752">break</text:span><text:span text:style-name="T1753">;</text:span></text:p>
      <text:p text:style-name="P1754"><text:s text:c="4"/>}</text:p>
      <text:p text:style-name="P1755"><text:span text:style-name="T1756"><text:s text:c="4"/></text:span><text:span text:style-name="T1757">case</text:span><text:span text:style-name="T1758"><text:s/></text:span><text:span text:style-name="T1759">15</text:span><text:span text:style-name="T1760">:</text:span><text:span text:style-name="T1761"><text:s/>{<text:s/></text:span><text:span text:style-name="T1762">// pas</text:span></text:p>
      <text:p text:style-name="P1763"><text:span text:style-name="T1764"><text:s text:c="6"/></text:span><text:span text:style-name="T1765">fill</text:span><text:span text:style-name="T1766">(</text:span><text:span text:style-name="T1767">255</text:span><text:span text:style-name="T1768">);</text:span></text:p>
      <text:p text:style-name="P1769"><text:span text:style-name="T1770"><text:s text:c="6"/></text:span><text:span text:style-name="T1771">rect</text:span><text:span text:style-name="T1772">(</text:span><text:span text:style-name="T1773">220</text:span><text:span text:style-name="T1774">,<text:s/></text:span><text:span text:style-name="T1775">294</text:span><text:span text:style-name="T1776">,<text:s/></text:span><text:span text:style-name="T1777">546</text:span><text:span text:style-name="T1778">,<text:s/></text:span><text:span text:style-name="T1779">226</text:span><text:span text:style-name="T1780">);</text:span></text:p>
      <text:p text:style-name="P1781"><text:span text:style-name="T1782"><text:s text:c="6"/></text:span><text:span text:style-name="T1783">beginShape</text:span><text:span text:style-name="T1784">(</text:span><text:span text:style-name="T1785">TRIANGLES</text:span><text:span text:style-name="T1786">);</text:span></text:p>
      <text:p text:style-name="P1787"><text:span text:style-name="T1788"><text:s text:c="6"/></text:span><text:span text:style-name="T1789">vertex</text:span><text:span text:style-name="T1790">(</text:span><text:span text:style-name="T1791">220</text:span><text:span text:style-name="T1792">,</text:span><text:span text:style-name="T1793">520</text:span><text:span text:style-name="T1794">);<text:s/></text:span><text:span text:style-name="T1795">//A</text:span></text:p>
      <text:p text:style-name="P1796"><text:span text:style-name="T1797"><text:s text:c="6"/></text:span><text:span text:style-name="T1798">vertex</text:span><text:span text:style-name="T1799">(</text:span><text:span text:style-name="T1800">220</text:span><text:span text:style-name="T1801">,</text:span><text:span text:style-name="T1802">200</text:span><text:span text:style-name="T1803">);<text:s/></text:span><text:span text:style-name="T1804">//B</text:span></text:p>
      <text:p text:style-name="P1805"><text:span text:style-name="T1806"><text:s text:c="6"/></text:span><text:span text:style-name="T1807">vertex</text:span><text:span text:style-name="T1808">(</text:span><text:span text:style-name="T1809">540</text:span><text:span text:style-name="T1810">,</text:span><text:span text:style-name="T1811">520</text:span><text:span text:style-name="T1812">);<text:s/></text:span><text:span text:style-name="T1813">//C</text:span></text:p>
      <text:p text:style-name="P1814"><text:span text:style-name="T1815"><text:s text:c="6"/></text:span><text:span text:style-name="T1816">vertex</text:span><text:span text:style-name="T1817">(</text:span><text:span text:style-name="T1818">220</text:span><text:span text:style-name="T1819">,</text:span><text:span text:style-name="T1820">460</text:span><text:span text:style-name="T1821">);<text:s/></text:span><text:span text:style-name="T1822">//A</text:span></text:p>
      <text:p text:style-name="P1823"><text:span text:style-name="T1824"><text:s text:c="6"/></text:span><text:span text:style-name="T1825">vertex</text:span><text:span text:style-name="T1826">(</text:span><text:span text:style-name="T1827">220</text:span><text:span text:style-name="T1828">,</text:span><text:span text:style-name="T1829">686</text:span><text:span text:style-name="T1830">);<text:s/></text:span><text:span text:style-name="T1831">//D</text:span></text:p>
      <text:p text:style-name="P1832"><text:span text:style-name="T1833"><text:s text:c="6"/></text:span><text:span text:style-name="T1834">vertex</text:span><text:span text:style-name="T1835">(</text:span><text:span text:style-name="T1836">107</text:span><text:span text:style-name="T1837">,</text:span><text:span text:style-name="T1838">573</text:span><text:span text:style-name="T1839">);<text:s/></text:span><text:span text:style-name="T1840">//E</text:span></text:p>
      <text:p text:style-name="P1841"><text:span text:style-name="T1842"><text:s text:c="6"/></text:span><text:span text:style-name="T1843">vertex</text:span><text:span text:style-name="T1844">(</text:span><text:span text:style-name="T1845">766</text:span><text:span text:style-name="T1846">,</text:span><text:span text:style-name="T1847">294</text:span><text:span text:style-name="T1848">);<text:s/></text:span><text:span text:style-name="T1849">//E</text:span></text:p>
      <text:p text:style-name="P1850"><text:span text:style-name="T1851"><text:s text:c="6"/></text:span><text:span text:style-name="T1852">vertex</text:span><text:span text:style-name="T1853">(</text:span><text:span text:style-name="T1854">879</text:span><text:span text:style-name="T1855">,</text:span><text:span text:style-name="T1856">407</text:span><text:span text:style-name="T1857">);<text:s/></text:span><text:span text:style-name="T1858">//E+</text:span></text:p>
      <text:p text:style-name="P1859"><text:span text:style-name="T1860"><text:s text:c="6"/></text:span><text:span text:style-name="T1861">vertex</text:span><text:span text:style-name="T1862">(</text:span><text:span text:style-name="T1863">879</text:span><text:span text:style-name="T1864">,</text:span><text:span text:style-name="T1865">181</text:span><text:span text:style-name="T1866">);<text:s/></text:span><text:span text:style-name="T1867">//E-<text:s/></text:span></text:p>
      <text:p text:style-name="P1868"><text:span text:style-name="T1869"><text:s text:c="6"/></text:span><text:span text:style-name="T1870">vertex</text:span><text:span text:style-name="T1871">(</text:span><text:span text:style-name="T1872">879</text:span><text:span text:style-name="T1873">,</text:span><text:span text:style-name="T1874">407</text:span><text:span text:style-name="T1875">);<text:s/></text:span><text:span text:style-name="T1876">//E+</text:span></text:p>
      <text:p text:style-name="P1877"><text:span text:style-name="T1878"><text:s text:c="6"/></text:span><text:span text:style-name="T1879">vertex</text:span><text:span text:style-name="T1880">(</text:span><text:span text:style-name="T1881">879</text:span><text:span text:style-name="T1882">,</text:span><text:span text:style-name="T1883">181</text:span><text:span text:style-name="T1884">);<text:s/></text:span><text:span text:style-name="T1885">//E-</text:span></text:p>
      <text:p text:style-name="P1886"><text:span text:style-name="T1887"><text:s text:c="6"/></text:span><text:span text:style-name="T1888">vertex</text:span><text:span text:style-name="T1889">(</text:span><text:span text:style-name="T1890">992</text:span><text:span text:style-name="T1891">,</text:span><text:span text:style-name="T1892">294</text:span><text:span text:style-name="T1893">);<text:s/></text:span><text:span text:style-name="T1894">//E</text:span></text:p>
      <text:p text:style-name="P1895"><text:span text:style-name="T1896"><text:s text:c="6"/></text:span><text:span text:style-name="T1897">vertex</text:span><text:span text:style-name="T1898">(</text:span><text:span text:style-name="T1899">879</text:span><text:span text:style-name="T1900">,</text:span><text:span text:style-name="T1901">181</text:span><text:span text:style-name="T1902">);<text:s/></text:span><text:span text:style-name="T1903">//E-</text:span></text:p>
      <text:p text:style-name="P1904"><text:span text:style-name="T1905"><text:s text:c="6"/></text:span><text:span text:style-name="T1906">vertex</text:span><text:span text:style-name="T1907">(</text:span><text:span text:style-name="T1908">653</text:span><text:span text:style-name="T1909">,</text:span><text:span text:style-name="T1910">181</text:span><text:span text:style-name="T1911">);<text:s/></text:span><text:span text:style-name="T1912">//E-</text:span></text:p>
      <text:p text:style-name="P1913"><text:span text:style-name="T1914"><text:s text:c="6"/></text:span><text:span text:style-name="T1915">vertex</text:span><text:span text:style-name="T1916">(</text:span><text:span text:style-name="T1917">766</text:span><text:span text:style-name="T1918">,</text:span><text:span text:style-name="T1919">68</text:span><text:span text:style-name="T1920">);<text:s/></text:span><text:span text:style-name="T1921">//E-</text:span></text:p>
      <text:p text:style-name="P1922"><text:span text:style-name="T1923"><text:s text:c="6"/></text:span><text:span text:style-name="T1924">endShape</text:span><text:span text:style-name="T1925">();<text:s/></text:span></text:p>
      <text:p text:style-name="P1926"><text:span text:style-name="T1927"><text:s text:c="6"/></text:span><text:span text:style-name="T1928">beginShape</text:span><text:span text:style-name="T1929">(</text:span><text:span text:style-name="T1930">QUADS</text:span><text:span text:style-name="T1931">);</text:span></text:p>
      <text:p text:style-name="P1932"><text:span text:style-name="T1933"><text:s text:c="6"/></text:span><text:span text:style-name="T1934">vertex</text:span><text:span text:style-name="T1935">(</text:span><text:span text:style-name="T1936">606</text:span><text:span text:style-name="T1937">,</text:span><text:span text:style-name="T1938">520</text:span><text:span text:style-name="T1939">);<text:s/></text:span><text:span text:style-name="T1940">//D</text:span></text:p>
      <text:soft-page-break/>
      <text:p text:style-name="P1941"><text:span text:style-name="T1942"><text:s text:c="6"/></text:span><text:span text:style-name="T1943">vertex</text:span><text:span text:style-name="T1944">(</text:span><text:span text:style-name="T1945">832</text:span><text:span text:style-name="T1946">,</text:span><text:span text:style-name="T1947">520</text:span><text:span text:style-name="T1948">);<text:s/></text:span><text:span text:style-name="T1949">//D</text:span></text:p>
      <text:p text:style-name="P1950"><text:span text:style-name="T1951"><text:s text:c="6"/></text:span><text:span text:style-name="T1952">vertex</text:span><text:span text:style-name="T1953">(</text:span><text:span text:style-name="T1954">945</text:span><text:span text:style-name="T1955">,</text:span><text:span text:style-name="T1956">633</text:span><text:span text:style-name="T1957">);<text:s/></text:span><text:span text:style-name="T1958">//D</text:span></text:p>
      <text:p text:style-name="P1959"><text:span text:style-name="T1960"><text:s text:c="6"/></text:span><text:span text:style-name="T1961">vertex</text:span><text:span text:style-name="T1962">(</text:span><text:span text:style-name="T1963">719</text:span><text:span text:style-name="T1964">,</text:span><text:span text:style-name="T1965">633</text:span><text:span text:style-name="T1966">);<text:s/></text:span><text:span text:style-name="T1967">//D</text:span></text:p>
      <text:p text:style-name="P1968"><text:span text:style-name="T1969"><text:s text:c="6"/></text:span><text:span text:style-name="T1970">endShape</text:span><text:span text:style-name="T1971">();<text:s/></text:span></text:p>
      <text:p text:style-name="P1972"><text:span text:style-name="T1973"><text:s text:c="6"/></text:span><text:span text:style-name="T1974">break</text:span><text:span text:style-name="T1975">;</text:span></text:p>
      <text:p text:style-name="P1976"><text:s text:c="4"/>}</text:p>
      <text:p text:style-name="P1977"><text:span text:style-name="T1978"><text:s text:c="4"/></text:span><text:span text:style-name="T1979">case</text:span><text:span text:style-name="T1980"><text:s/></text:span><text:span text:style-name="T1981">16</text:span><text:span text:style-name="T1982">:</text:span><text:span text:style-name="T1983">{<text:s/></text:span><text:span text:style-name="T1984">// ribica 2</text:span></text:p>
      <text:p text:style-name="P1985"><text:span text:style-name="T1986"><text:s text:c="6"/></text:span><text:span text:style-name="T1987">beginShape</text:span><text:span text:style-name="T1988">();</text:span></text:p>
      <text:p text:style-name="P1989"><text:span text:style-name="T1990"><text:s text:c="6"/></text:span><text:span text:style-name="T1991">vertex</text:span><text:span text:style-name="T1992">(</text:span><text:span text:style-name="T1993">180</text:span><text:span text:style-name="T1994">,<text:s/></text:span><text:span text:style-name="T1995">110</text:span><text:span text:style-name="T1996">);</text:span></text:p>
      <text:p text:style-name="P1997"><text:span text:style-name="T1998"><text:s text:c="6"/></text:span><text:span text:style-name="T1999">vertex</text:span><text:span text:style-name="T2000">(</text:span><text:span text:style-name="T2001">340</text:span><text:span text:style-name="T2002">,<text:s/></text:span><text:span text:style-name="T2003">270</text:span><text:span text:style-name="T2004">);</text:span></text:p>
      <text:p text:style-name="P2005"><text:span text:style-name="T2006"><text:s text:c="6"/></text:span><text:span text:style-name="T2007">vertex</text:span><text:span text:style-name="T2008">(</text:span><text:span text:style-name="T2009">500</text:span><text:span text:style-name="T2010">,<text:s/></text:span><text:span text:style-name="T2011">110</text:span><text:span text:style-name="T2012">);</text:span></text:p>
      <text:p text:style-name="P2013"><text:span text:style-name="T2014"><text:s text:c="6"/></text:span><text:span text:style-name="T2015">vertex</text:span><text:span text:style-name="T2016">(</text:span><text:span text:style-name="T2017">500</text:span><text:span text:style-name="T2018">,<text:s/></text:span><text:span text:style-name="T2019">30</text:span><text:span text:style-name="T2020">);</text:span></text:p>
      <text:p text:style-name="P2021"><text:span text:style-name="T2022"><text:s text:c="6"/></text:span><text:span text:style-name="T2023">vertex</text:span><text:span text:style-name="T2024">(</text:span><text:span text:style-name="T2025">820</text:span><text:span text:style-name="T2026">,<text:s/></text:span><text:span text:style-name="T2027">350</text:span><text:span text:style-name="T2028">);</text:span></text:p>
      <text:p text:style-name="P2029"><text:span text:style-name="T2030"><text:s text:c="6"/></text:span><text:span text:style-name="T2031">vertex</text:span><text:span text:style-name="T2032">(</text:span><text:span text:style-name="T2033">500</text:span><text:span text:style-name="T2034">,<text:s/></text:span><text:span text:style-name="T2035">670</text:span><text:span text:style-name="T2036">);</text:span></text:p>
      <text:p text:style-name="P2037"><text:span text:style-name="T2038"><text:s text:c="6"/></text:span><text:span text:style-name="T2039">vertex</text:span><text:span text:style-name="T2040">(</text:span><text:span text:style-name="T2041">500</text:span><text:span text:style-name="T2042">,<text:s/></text:span><text:span text:style-name="T2043">590</text:span><text:span text:style-name="T2044">);</text:span></text:p>
      <text:p text:style-name="P2045"><text:span text:style-name="T2046"><text:s text:c="6"/></text:span><text:span text:style-name="T2047">vertex</text:span><text:span text:style-name="T2048">(</text:span><text:span text:style-name="T2049">340</text:span><text:span text:style-name="T2050">,<text:s/></text:span><text:span text:style-name="T2051">430</text:span><text:span text:style-name="T2052">);</text:span></text:p>
      <text:p text:style-name="P2053"><text:span text:style-name="T2054"><text:s text:c="6"/></text:span><text:span text:style-name="T2055">vertex</text:span><text:span text:style-name="T2056">(</text:span><text:span text:style-name="T2057">180</text:span><text:span text:style-name="T2058">,<text:s/></text:span><text:span text:style-name="T2059">590</text:span><text:span text:style-name="T2060">);</text:span></text:p>
      <text:p text:style-name="P2061"><text:span text:style-name="T2062"><text:s text:c="6"/></text:span><text:span text:style-name="T2063">endShape</text:span><text:span text:style-name="T2064">(</text:span><text:span text:style-name="T2065">CLOSE</text:span><text:span text:style-name="T2066">);</text:span></text:p>
      <text:p text:style-name="P2067"><text:span text:style-name="T2068"><text:s text:c="6"/></text:span><text:span text:style-name="T2069">break</text:span><text:span text:style-name="T2070">;</text:span></text:p>
      <text:p text:style-name="P2071"><text:s text:c="4"/>}</text:p>
      <text:p text:style-name="P2072"><text:s text:c="2"/>}</text:p>
      <text:p text:style-name="P2073">}</text:p>
      <text:p text:style-name="P2074"><text:span text:style-name="T2075">void</text:span><text:span text:style-name="T2076"><text:s/></text:span><text:span text:style-name="T2077">loadShapes</text:span><text:span text:style-name="T2078">(){ <text:s/></text:span><text:span text:style-name="T2079">for</text:span><text:span text:style-name="T2080">(i</text:span><text:span text:style-name="T2081">=</text:span><text:span text:style-name="T2082">0</text:span><text:span text:style-name="T2083">;i</text:span><text:span text:style-name="T2084">&lt;</text:span><text:span text:style-name="T2085">7</text:span><text:span text:style-name="T2086">;i</text:span><text:span text:style-name="T2087">++</text:span><text:span text:style-name="T2088">){</text:span></text:p>
      <text:p text:style-name="P2089"><text:span text:style-name="T2090"><text:s text:c="4"/></text:span><text:span text:style-name="T2091">pushMatrix</text:span><text:span text:style-name="T2092">();</text:span></text:p>
      <text:p text:style-name="P2093"><text:span text:style-name="T2094"><text:s text:c="4"/></text:span><text:span text:style-name="T2095">translate</text:span><text:span text:style-name="T2096">(px[i],py[i]);</text:span></text:p>
      <text:p text:style-name="P2097"><text:span text:style-name="T2098"><text:s text:c="4"/></text:span><text:span text:style-name="T2099">rotate</text:span><text:span text:style-name="T2100">(r[i]</text:span><text:span text:style-name="T2101">*</text:span><text:span text:style-name="T2102">radians</text:span><text:span text:style-name="T2103">(</text:span><text:span text:style-name="T2104">45</text:span><text:span text:style-name="T2105">));</text:span></text:p>
      <text:p text:style-name="P2106"><text:span text:style-name="T2107"><text:s text:c="4"/></text:span><text:span text:style-name="T2108">fill</text:span><text:span text:style-name="T2109">(c[i]);</text:span></text:p>
      <text:p text:style-name="P2110"><text:span text:style-name="T2111"><text:s text:c="4"/></text:span><text:span text:style-name="T2112">scale</text:span><text:span text:style-name="T2113">(</text:span><text:span text:style-name="T2114">1</text:span><text:span text:style-name="T2115">);</text:span></text:p>
      <text:p text:style-name="P2116"><text:span text:style-name="T2117"><text:s text:c="4"/></text:span><text:span text:style-name="T2118">switch</text:span><text:span text:style-name="T2119">(i){</text:span></text:p>
      <text:p text:style-name="P2120"><text:span text:style-name="T2121"><text:s text:c="4"/></text:span><text:span text:style-name="T2122">case</text:span><text:span text:style-name="T2123"><text:s/></text:span><text:span text:style-name="T2124">0</text:span><text:span text:style-name="T2125">:</text:span><text:span text:style-name="T2126"><text:s/></text:span><text:span text:style-name="T2127">// Big ones.</text:span></text:p>
      <text:p text:style-name="P2128"><text:span text:style-name="T2129"><text:s text:c="4"/></text:span><text:span text:style-name="T2130">case</text:span><text:span text:style-name="T2131"><text:s/></text:span><text:span text:style-name="T2132">1</text:span><text:span text:style-name="T2133">:</text:span><text:span text:style-name="T2134"><text:s/></text:span></text:p>
      <text:p text:style-name="P2135"><text:span text:style-name="T2136"><text:s text:c="6"/></text:span><text:span text:style-name="T2137">beginShape</text:span><text:span text:style-name="T2138">(</text:span><text:span text:style-name="T2139">TRIANGLES</text:span><text:span text:style-name="T2140">);</text:span></text:p>
      <text:p text:style-name="P2141"><text:span text:style-name="T2142"><text:s text:c="6"/></text:span><text:span text:style-name="T2143">vertex</text:span><text:span text:style-name="T2144">(</text:span><text:span text:style-name="T2145">-</text:span><text:span text:style-name="T2146">240</text:span><text:span text:style-name="T2147">,</text:span><text:span text:style-name="T2148">-</text:span><text:span text:style-name="T2149">80</text:span><text:span text:style-name="T2150">);</text:span></text:p>
      <text:p text:style-name="P2151"><text:span text:style-name="T2152"><text:s text:c="6"/></text:span><text:span text:style-name="T2153">vertex</text:span><text:span text:style-name="T2154">(</text:span><text:span text:style-name="T2155">80</text:span><text:span text:style-name="T2156">,</text:span><text:span text:style-name="T2157">-</text:span><text:span text:style-name="T2158">80</text:span><text:span text:style-name="T2159">);</text:span></text:p>
      <text:p text:style-name="P2160"><text:span text:style-name="T2161"><text:s text:c="6"/></text:span><text:span text:style-name="T2162">vertex</text:span><text:span text:style-name="T2163">(</text:span><text:span text:style-name="T2164">80</text:span><text:span text:style-name="T2165">,</text:span><text:span text:style-name="T2166">240</text:span><text:span text:style-name="T2167">);</text:span></text:p>
      <text:p text:style-name="P2168"><text:span text:style-name="T2169"><text:s text:c="6"/></text:span><text:span text:style-name="T2170">endShape</text:span><text:span text:style-name="T2171">();</text:span></text:p>
      <text:p text:style-name="P2172"><text:span text:style-name="T2173"><text:s text:c="6"/></text:span><text:span text:style-name="T2174">break</text:span><text:span text:style-name="T2175">;</text:span></text:p>
      <text:p text:style-name="P2176"><text:span text:style-name="T2177"><text:s text:c="4"/></text:span><text:span text:style-name="T2178">case</text:span><text:span text:style-name="T2179"><text:s/></text:span><text:span text:style-name="T2180">2</text:span><text:span text:style-name="T2181">:</text:span><text:span text:style-name="T2182"><text:s/></text:span><text:span text:style-name="T2183">// Medium</text:span></text:p>
      <text:p text:style-name="P2184"><text:span text:style-name="T2185"><text:s text:c="6"/></text:span><text:span text:style-name="T2186">beginShape</text:span><text:span text:style-name="T2187">(</text:span><text:span text:style-name="T2188">TRIANGLES</text:span><text:span text:style-name="T2189">);</text:span></text:p>
      <text:p text:style-name="P2190"><text:span text:style-name="T2191"><text:s text:c="6"/></text:span><text:span text:style-name="T2192">vertex</text:span><text:span text:style-name="T2193">(</text:span><text:span text:style-name="T2194">-</text:span><text:span text:style-name="T2195">80</text:span><text:span text:style-name="T2196">,</text:span><text:span text:style-name="T2197">0</text:span><text:span text:style-name="T2198">);</text:span></text:p>
      <text:p text:style-name="P2199"><text:span text:style-name="T2200"><text:s text:c="6"/></text:span><text:span text:style-name="T2201">vertex</text:span><text:span text:style-name="T2202">(</text:span><text:span text:style-name="T2203">80</text:span><text:span text:style-name="T2204">,</text:span><text:span text:style-name="T2205">160</text:span><text:span text:style-name="T2206">);</text:span></text:p>
      <text:p text:style-name="P2207"><text:span text:style-name="T2208"><text:s text:c="6"/></text:span><text:span text:style-name="T2209">vertex</text:span><text:span text:style-name="T2210">(</text:span><text:span text:style-name="T2211">80</text:span><text:span text:style-name="T2212">,</text:span><text:span text:style-name="T2213">-</text:span><text:span text:style-name="T2214">160</text:span><text:span text:style-name="T2215">);</text:span></text:p>
      <text:p text:style-name="P2216"><text:span text:style-name="T2217"><text:s text:c="6"/></text:span><text:span text:style-name="T2218">endShape</text:span><text:span text:style-name="T2219">();</text:span></text:p>
      <text:p text:style-name="P2220"><text:span text:style-name="T2221"><text:s text:c="6"/></text:span><text:span text:style-name="T2222">break</text:span><text:span text:style-name="T2223">;</text:span></text:p>
      <text:p text:style-name="P2224"><text:span text:style-name="T2225"><text:s text:c="4"/></text:span><text:span text:style-name="T2226">case</text:span><text:span text:style-name="T2227"><text:s/></text:span><text:span text:style-name="T2228">3</text:span><text:span text:style-name="T2229">:</text:span><text:span text:style-name="T2230"><text:s/></text:span><text:span text:style-name="T2231">// Diamond</text:span></text:p>
      <text:p text:style-name="P2232"><text:span text:style-name="T2233"><text:s text:c="6"/></text:span><text:span text:style-name="T2234">beginShape</text:span><text:span text:style-name="T2235">(</text:span><text:span text:style-name="T2236">QUADS</text:span><text:span text:style-name="T2237">);</text:span></text:p>
      <text:p text:style-name="P2238"><text:span text:style-name="T2239"><text:s text:c="6"/></text:span><text:span text:style-name="T2240">vertex</text:span><text:span text:style-name="T2241">(</text:span><text:span text:style-name="T2242">-</text:span><text:span text:style-name="T2243">80</text:span><text:span text:style-name="T2244">,</text:span><text:span text:style-name="T2245">0</text:span><text:span text:style-name="T2246">);</text:span></text:p>
      <text:p text:style-name="P2247"><text:span text:style-name="T2248"><text:s text:c="6"/></text:span><text:span text:style-name="T2249">vertex</text:span><text:span text:style-name="T2250">(</text:span><text:span text:style-name="T2251">-</text:span><text:span text:style-name="T2252">80</text:span><text:span text:style-name="T2253">,</text:span><text:span text:style-name="T2254">-</text:span><text:span text:style-name="T2255">160</text:span><text:span text:style-name="T2256">);</text:span></text:p>
      <text:p text:style-name="P2257"><text:span text:style-name="T2258"><text:s text:c="6"/></text:span><text:span text:style-name="T2259">vertex</text:span><text:span text:style-name="T2260">(</text:span><text:span text:style-name="T2261">80</text:span><text:span text:style-name="T2262">,</text:span><text:span text:style-name="T2263">0</text:span><text:span text:style-name="T2264">);</text:span></text:p>
      <text:p text:style-name="P2265"><text:span text:style-name="T2266"><text:s text:c="6"/></text:span><text:span text:style-name="T2267">vertex</text:span><text:span text:style-name="T2268">(</text:span><text:span text:style-name="T2269">80</text:span><text:span text:style-name="T2270">,</text:span><text:span text:style-name="T2271">160</text:span><text:span text:style-name="T2272">); <text:s text:c="4"/></text:span></text:p>
      <text:p text:style-name="P2273"><text:span text:style-name="T2274"><text:s text:c="6"/></text:span><text:span text:style-name="T2275">endShape</text:span><text:span text:style-name="T2276">();</text:span></text:p>
      <text:p text:style-name="P2277"><text:span text:style-name="T2278"><text:s text:c="6"/></text:span><text:span text:style-name="T2279">break</text:span><text:span text:style-name="T2280">;</text:span></text:p>
      <text:soft-page-break/>
      <text:p text:style-name="P2281"><text:span text:style-name="T2282"><text:s text:c="4"/></text:span><text:span text:style-name="T2283">case</text:span><text:span text:style-name="T2284"><text:s/></text:span><text:span text:style-name="T2285">4</text:span><text:span text:style-name="T2286">:</text:span><text:span text:style-name="T2287"><text:s/></text:span><text:span text:style-name="T2288">// Square</text:span></text:p>
      <text:p text:style-name="P2289"><text:span text:style-name="T2290"><text:s text:c="6"/></text:span><text:span text:style-name="T2291">rect</text:span><text:span text:style-name="T2292">(</text:span><text:span text:style-name="T2293">-</text:span><text:span text:style-name="T2294">80</text:span><text:span text:style-name="T2295">,</text:span><text:span text:style-name="T2296">-</text:span><text:span text:style-name="T2297">80</text:span><text:span text:style-name="T2298">,</text:span><text:span text:style-name="T2299">160</text:span><text:span text:style-name="T2300">,</text:span><text:span text:style-name="T2301">160</text:span><text:span text:style-name="T2302">);</text:span></text:p>
      <text:p text:style-name="P2303"><text:span text:style-name="T2304"><text:s text:c="6"/></text:span><text:span text:style-name="T2305">break</text:span><text:span text:style-name="T2306">;</text:span></text:p>
      <text:p text:style-name="P2307"><text:span text:style-name="T2308"><text:s text:c="4"/></text:span><text:span text:style-name="T2309">case</text:span><text:span text:style-name="T2310"><text:s/></text:span><text:span text:style-name="T2311">5</text:span><text:span text:style-name="T2312">:</text:span><text:span text:style-name="T2313"><text:s/></text:span><text:span text:style-name="T2314">// Small ones.</text:span></text:p>
      <text:p text:style-name="P2315"><text:span text:style-name="T2316"><text:s text:c="4"/></text:span><text:span text:style-name="T2317">case</text:span><text:span text:style-name="T2318"><text:s/></text:span><text:span text:style-name="T2319">6</text:span><text:span text:style-name="T2320">:</text:span><text:span text:style-name="T2321"><text:s/></text:span></text:p>
      <text:p text:style-name="P2322"><text:span text:style-name="T2323"><text:s text:c="6"/></text:span><text:span text:style-name="T2324">beginShape</text:span><text:span text:style-name="T2325">(</text:span><text:span text:style-name="T2326">TRIANGLES</text:span><text:span text:style-name="T2327">);</text:span></text:p>
      <text:p text:style-name="P2328"><text:span text:style-name="T2329"><text:s text:c="6"/></text:span><text:span text:style-name="T2330">vertex</text:span><text:span text:style-name="T2331">(</text:span><text:span text:style-name="T2332">-</text:span><text:span text:style-name="T2333">120</text:span><text:span text:style-name="T2334">,</text:span><text:span text:style-name="T2335">-</text:span><text:span text:style-name="T2336">40</text:span><text:span text:style-name="T2337">);</text:span></text:p>
      <text:p text:style-name="P2338"><text:span text:style-name="T2339"><text:s text:c="6"/></text:span><text:span text:style-name="T2340">vertex</text:span><text:span text:style-name="T2341">(</text:span><text:span text:style-name="T2342">40</text:span><text:span text:style-name="T2343">,</text:span><text:span text:style-name="T2344">-</text:span><text:span text:style-name="T2345">40</text:span><text:span text:style-name="T2346">);</text:span></text:p>
      <text:p text:style-name="P2347"><text:span text:style-name="T2348"><text:s text:c="6"/></text:span><text:span text:style-name="T2349">vertex</text:span><text:span text:style-name="T2350">(</text:span><text:span text:style-name="T2351">40</text:span><text:span text:style-name="T2352">,</text:span><text:span text:style-name="T2353">120</text:span><text:span text:style-name="T2354">);</text:span></text:p>
      <text:p text:style-name="P2355"><text:span text:style-name="T2356"><text:s text:c="6"/></text:span><text:span text:style-name="T2357">endShape</text:span><text:span text:style-name="T2358">();</text:span></text:p>
      <text:p text:style-name="P2359"><text:span text:style-name="T2360"><text:s text:c="6"/></text:span><text:span text:style-name="T2361">break</text:span><text:span text:style-name="T2362">;</text:span></text:p>
      <text:p text:style-name="P2363"><text:s text:c="4"/>} <text:s text:c="2"/></text:p>
      <text:p text:style-name="P2364"><text:span text:style-name="T2365"><text:s text:c="4"/></text:span><text:span text:style-name="T2366">popMatrix</text:span><text:span text:style-name="T2367">();</text:span></text:p>
      <text:p text:style-name="P2368"><text:s text:c="2"/>}</text:p>
      <text:p text:style-name="P2369"><text:span text:style-name="T2370"><text:s text:c="2"/></text:span><text:span text:style-name="T2371">if</text:span><text:span text:style-name="T2372">( mousePressed<text:s/></text:span><text:span text:style-name="T2373">&amp;&amp;</text:span><text:span text:style-name="T2374"><text:s/>(has<text:s/></text:span><text:span text:style-name="T2375">!=</text:span><text:span text:style-name="T2376"><text:s/></text:span><text:span text:style-name="T2377">-</text:span><text:span text:style-name="T2378">1</text:span><text:span text:style-name="T2379">) ){</text:span></text:p>
      <text:p text:style-name="P2380"><text:span text:style-name="T2381"><text:s text:c="4"/>px[has]<text:s/></text:span><text:span text:style-name="T2382">+=</text:span><text:span text:style-name="T2383"><text:s/>mouseX</text:span><text:span text:style-name="T2384">-</text:span><text:span text:style-name="T2385">pmouseX;</text:span></text:p>
      <text:p text:style-name="P2386"><text:span text:style-name="T2387"><text:s text:c="4"/>py[has]<text:s/></text:span><text:span text:style-name="T2388">+=</text:span><text:span text:style-name="T2389"><text:s/>mouseY</text:span><text:span text:style-name="T2390">-</text:span><text:span text:style-name="T2391">pmouseY;</text:span></text:p>
      <text:p text:style-name="P2392"><text:s text:c="2"/>}</text:p>
      <text:p text:style-name="P2393">}</text:p>
      <text:p text:style-name="P2394"><text:span text:style-name="T2395">void</text:span><text:span text:style-name="T2396"><text:s/></text:span><text:span text:style-name="T2397">pickShape</text:span><text:span text:style-name="T2398">(</text:span><text:span text:style-name="T2399">color</text:span><text:span text:style-name="T2400"><text:s/>mColor){</text:span></text:p>
      <text:p text:style-name="P2401"><text:span text:style-name="T2402"><text:s text:c="2"/></text:span><text:span text:style-name="T2403">for</text:span><text:span text:style-name="T2404">(</text:span><text:span text:style-name="T2405">int</text:span><text:span text:style-name="T2406"><text:s/>j</text:span><text:span text:style-name="T2407">=</text:span><text:span text:style-name="T2408">0</text:span><text:span text:style-name="T2409">;j</text:span><text:span text:style-name="T2410">&lt;</text:span><text:span text:style-name="T2411">7</text:span><text:span text:style-name="T2412">;j</text:span><text:span text:style-name="T2413">++</text:span><text:span text:style-name="T2414">){</text:span></text:p>
      <text:p text:style-name="P2415"><text:span text:style-name="T2416"><text:s text:c="4"/></text:span><text:span text:style-name="T2417">if</text:span><text:span text:style-name="T2418">( c[j]<text:s/></text:span><text:span text:style-name="T2419">==</text:span><text:span text:style-name="T2420"><text:s/>mColor ){</text:span></text:p>
      <text:p text:style-name="P2421"><text:span text:style-name="T2422"><text:s text:c="6"/>has<text:s/></text:span><text:span text:style-name="T2423">=</text:span><text:span text:style-name="T2424"><text:s/>j;</text:span></text:p>
      <text:p text:style-name="P2425"><text:s text:c="4"/>}</text:p>
      <text:p text:style-name="P2426"><text:s text:c="2"/>} <text:s/></text:p>
      <text:p text:style-name="P2427">}</text:p>
      <text:p text:style-name="P2428"><text:span text:style-name="T2429">boolean</text:span><text:span text:style-name="T2430"><text:s/></text:span><text:span text:style-name="T2431">levelFinished</text:span><text:span text:style-name="T2432">(){</text:span></text:p>
      <text:p text:style-name="P2433"><text:span text:style-name="T2434"><text:s text:c="2"/></text:span><text:span text:style-name="T2435">int</text:span><text:span text:style-name="T2436">[] hist<text:s/></text:span><text:span text:style-name="T2437">=</text:span><text:span text:style-name="T2438"><text:s/></text:span><text:span text:style-name="T2439">new</text:span><text:span text:style-name="T2440"><text:s/></text:span><text:span text:style-name="T2441">int</text:span><text:span text:style-name="T2442">[</text:span><text:span text:style-name="T2443">256</text:span><text:span text:style-name="T2444">];</text:span></text:p>
      <text:p text:style-name="P2445"><text:span text:style-name="T2446"><text:s text:c="2"/></text:span><text:span text:style-name="T2447">// Calculate the histogram</text:span></text:p>
      <text:p text:style-name="P2448"><text:span text:style-name="T2449"><text:s text:c="4"/></text:span><text:span text:style-name="T2450">for</text:span><text:span text:style-name="T2451"><text:s/>(</text:span><text:span text:style-name="T2452">int</text:span><text:span text:style-name="T2453"><text:s/>i<text:s/></text:span><text:span text:style-name="T2454">=</text:span><text:span text:style-name="T2455"><text:s/></text:span><text:span text:style-name="T2456">0</text:span><text:span text:style-name="T2457">; i<text:s/></text:span><text:span text:style-name="T2458">&lt;</text:span><text:span text:style-name="T2459"><text:s/></text:span><text:span text:style-name="T2460">1080</text:span><text:span text:style-name="T2461">; i</text:span><text:span text:style-name="T2462">++</text:span><text:span text:style-name="T2463">) {</text:span></text:p>
      <text:p text:style-name="P2464"><text:span text:style-name="T2465"><text:s text:c="6"/></text:span><text:span text:style-name="T2466">for</text:span><text:span text:style-name="T2467"><text:s/>(</text:span><text:span text:style-name="T2468">int</text:span><text:span text:style-name="T2469"><text:s/>j<text:s/></text:span><text:span text:style-name="T2470">=</text:span><text:span text:style-name="T2471"><text:s/></text:span><text:span text:style-name="T2472">0</text:span><text:span text:style-name="T2473">; j<text:s/></text:span><text:span text:style-name="T2474">&lt;</text:span><text:span text:style-name="T2475"><text:s/></text:span><text:span text:style-name="T2476">720</text:span><text:span text:style-name="T2477">; j</text:span><text:span text:style-name="T2478">++</text:span><text:span text:style-name="T2479">) {</text:span></text:p>
      <text:p text:style-name="P2480"><text:span text:style-name="T2481"><text:s text:c="8"/></text:span><text:span text:style-name="T2482">int</text:span><text:span text:style-name="T2483"><text:s/>bright<text:s/></text:span><text:span text:style-name="T2484">=</text:span><text:span text:style-name="T2485"><text:s/></text:span><text:span text:style-name="T2486">int</text:span><text:span text:style-name="T2487">(</text:span><text:span text:style-name="T2488">brightness</text:span><text:span text:style-name="T2489">(</text:span><text:span text:style-name="T2490">get</text:span><text:span text:style-name="T2491">(i, j)));</text:span></text:p>
      <text:p text:style-name="P2492"><text:span text:style-name="T2493"><text:s text:c="8"/>hist[bright]</text:span><text:span text:style-name="T2494">++</text:span><text:span text:style-name="T2495">;<text:s/></text:span></text:p>
      <text:p text:style-name="P2496"><text:s text:c="6"/>}</text:p>
      <text:p text:style-name="P2497"><text:s text:c="4"/>}</text:p>
      <text:p text:style-name="P2498"><text:span text:style-name="T2499"><text:s text:c="4"/></text:span><text:span text:style-name="T2500">if</text:span><text:span text:style-name="T2501"><text:s/>(hist[</text:span><text:span text:style-name="T2502">255</text:span><text:span text:style-name="T2503">]</text:span><text:span text:style-name="T2504">&lt;</text:span><text:span text:style-name="T2505">5000</text:span><text:span text:style-name="T2506">)</text:span></text:p>
      <text:p text:style-name="P2507"><text:span text:style-name="T2508"><text:s text:c="6"/></text:span><text:span text:style-name="T2509">return</text:span><text:span text:style-name="T2510"><text:s/></text:span><text:span text:style-name="T2511">true</text:span><text:span text:style-name="T2512">;</text:span></text:p>
      <text:p text:style-name="P2513"><text:span text:style-name="T2514"><text:s text:c="4"/></text:span><text:span text:style-name="T2515">else</text:span><text:span text:style-name="T2516"><text:s/></text:span><text:span text:style-name="T2517">return</text:span><text:span text:style-name="T2518"><text:s/></text:span><text:span text:style-name="T2519">false</text:span><text:span text:style-name="T2520">;</text:span></text:p>
      <text:p text:style-name="P2521">}</text:p>
      <text:p text:style-name="P2522"><text:span text:style-name="T2523">void</text:span><text:span text:style-name="T2524"><text:s/></text:span><text:span text:style-name="T2525">resetShapes</text:span><text:span text:style-name="T2526">(</text:span><text:span text:style-name="T2527">int</text:span><text:span text:style-name="T2528"><text:s/>who){</text:span></text:p>
      <text:p text:style-name="P2529"><text:span text:style-name="T2530"><text:s text:c="2"/></text:span><text:span text:style-name="T2531">if</text:span><text:span text:style-name="T2532">(who<text:s/></text:span><text:span text:style-name="T2533">&lt;</text:span><text:span text:style-name="T2534"><text:s/></text:span><text:span text:style-name="T2535">7</text:span><text:span text:style-name="T2536"><text:s/></text:span><text:span text:style-name="T2537">&amp;&amp;</text:span><text:span text:style-name="T2538"><text:s/>who<text:s/></text:span><text:span text:style-name="T2539">&gt;=</text:span><text:span text:style-name="T2540"><text:s/></text:span><text:span text:style-name="T2541">0</text:span><text:span text:style-name="T2542">){</text:span></text:p>
      <text:p text:style-name="P2543"><text:span text:style-name="T2544"><text:s text:c="4"/>px[who]</text:span><text:span text:style-name="T2545">=</text:span><text:span text:style-name="T2546">int</text:span><text:span text:style-name="T2547">(</text:span><text:span text:style-name="T2548">random</text:span><text:span text:style-name="T2549">(</text:span><text:span text:style-name="T2550">250</text:span><text:span text:style-name="T2551">,</text:span><text:span text:style-name="T2552">750</text:span><text:span text:style-name="T2553">));</text:span></text:p>
      <text:p text:style-name="P2554"><text:span text:style-name="T2555"><text:s text:c="4"/>py[who]</text:span><text:span text:style-name="T2556">=</text:span><text:span text:style-name="T2557">int</text:span><text:span text:style-name="T2558">(</text:span><text:span text:style-name="T2559">random</text:span><text:span text:style-name="T2560">(</text:span><text:span text:style-name="T2561">250</text:span><text:span text:style-name="T2562">,</text:span><text:span text:style-name="T2563">550</text:span><text:span text:style-name="T2564">));</text:span></text:p>
      <text:p text:style-name="P2565"><text:span text:style-name="T2566"><text:s text:c="4"/>r[who]</text:span><text:span text:style-name="T2567">=</text:span><text:span text:style-name="T2568">int</text:span><text:span text:style-name="T2569">(</text:span><text:span text:style-name="T2570">random</text:span><text:span text:style-name="T2571">(</text:span><text:span text:style-name="T2572">0</text:span><text:span text:style-name="T2573">,</text:span><text:span text:style-name="T2574">8</text:span><text:span text:style-name="T2575">));</text:span></text:p>
      <text:p text:style-name="P2576"><text:span text:style-name="T2577"><text:s text:c="4"/>c[who]</text:span><text:span text:style-name="T2578">=</text:span><text:span text:style-name="T2579">color</text:span><text:span text:style-name="T2580">(<text:s/></text:span><text:span text:style-name="T2581">random</text:span><text:span text:style-name="T2582">(</text:span><text:span text:style-name="T2583">50</text:span><text:span text:style-name="T2584">,</text:span><text:span text:style-name="T2585">200</text:span><text:span text:style-name="T2586">),</text:span><text:span text:style-name="T2587">random</text:span><text:span text:style-name="T2588">(</text:span><text:span text:style-name="T2589">50</text:span><text:span text:style-name="T2590">,</text:span><text:span text:style-name="T2591">200</text:span><text:span text:style-name="T2592">),</text:span><text:span text:style-name="T2593">random</text:span><text:span text:style-name="T2594">(</text:span><text:span text:style-name="T2595">50</text:span><text:span text:style-name="T2596">,</text:span><text:span text:style-name="T2597">200</text:span><text:span text:style-name="T2598">));<text:s/></text:span><text:span text:style-name="T2599">//color((255.0/8.0)*(1+i),128,128);</text:span></text:p>
      <text:p text:style-name="P2600"><text:s text:c="2"/>}</text:p>
      <text:p text:style-name="P2601"><text:span text:style-name="T2602"><text:s text:c="2"/></text:span><text:span text:style-name="T2603">else</text:span><text:span text:style-name="T2604">{</text:span></text:p>
      <text:p text:style-name="P2605"><text:span text:style-name="T2606"><text:s text:c="4"/></text:span><text:span text:style-name="T2607">for</text:span><text:span text:style-name="T2608">(i</text:span><text:span text:style-name="T2609">=</text:span><text:span text:style-name="T2610">0</text:span><text:span text:style-name="T2611">;i</text:span><text:span text:style-name="T2612">&lt;</text:span><text:span text:style-name="T2613">7</text:span><text:span text:style-name="T2614">;i</text:span><text:span text:style-name="T2615">++</text:span><text:span text:style-name="T2616">){</text:span></text:p>
      <text:p text:style-name="P2617"><text:span text:style-name="T2618"><text:s text:c="6"/>px[i]</text:span><text:span text:style-name="T2619">=</text:span><text:span text:style-name="T2620">int</text:span><text:span text:style-name="T2621">(</text:span><text:span text:style-name="T2622">random</text:span><text:span text:style-name="T2623">(</text:span><text:span text:style-name="T2624">250</text:span><text:span text:style-name="T2625">,</text:span><text:span text:style-name="T2626">750</text:span><text:span text:style-name="T2627">));</text:span></text:p>
      <text:p text:style-name="P2628"><text:span text:style-name="T2629"><text:s text:c="6"/>py[i]</text:span><text:span text:style-name="T2630">=</text:span><text:span text:style-name="T2631">int</text:span><text:span text:style-name="T2632">(</text:span><text:span text:style-name="T2633">random</text:span><text:span text:style-name="T2634">(</text:span><text:span text:style-name="T2635">250</text:span><text:span text:style-name="T2636">,</text:span><text:span text:style-name="T2637">550</text:span><text:span text:style-name="T2638">));</text:span></text:p>
      <text:p text:style-name="P2639"><text:span text:style-name="T2640"><text:s text:c="6"/>r[i]</text:span><text:span text:style-name="T2641">=</text:span><text:span text:style-name="T2642">int</text:span><text:span text:style-name="T2643">(</text:span><text:span text:style-name="T2644">random</text:span><text:span text:style-name="T2645">(</text:span><text:span text:style-name="T2646">0</text:span><text:span text:style-name="T2647">,</text:span><text:span text:style-name="T2648">8</text:span><text:span text:style-name="T2649">));</text:span></text:p>
      <text:soft-page-break/>
      <text:p text:style-name="P2650"><text:span text:style-name="T2651"><text:s text:c="6"/>c[i]</text:span><text:span text:style-name="T2652">=</text:span><text:span text:style-name="T2653">color</text:span><text:span text:style-name="T2654">(<text:s/></text:span><text:span text:style-name="T2655">random</text:span><text:span text:style-name="T2656">(</text:span><text:span text:style-name="T2657">50</text:span><text:span text:style-name="T2658">,</text:span><text:span text:style-name="T2659">200</text:span><text:span text:style-name="T2660">),</text:span><text:span text:style-name="T2661">random</text:span><text:span text:style-name="T2662">(</text:span><text:span text:style-name="T2663">50</text:span><text:span text:style-name="T2664">,</text:span><text:span text:style-name="T2665">200</text:span><text:span text:style-name="T2666">),</text:span><text:span text:style-name="T2667">random</text:span><text:span text:style-name="T2668">(</text:span><text:span text:style-name="T2669">50</text:span><text:span text:style-name="T2670">,</text:span><text:span text:style-name="T2671">200</text:span><text:span text:style-name="T2672">));<text:s/></text:span><text:span text:style-name="T2673">//color((255.0/8.0)*(1+i),128,128);</text:span></text:p>
      <text:p text:style-name="P2674"><text:s text:c="4"/>}</text:p>
      <text:p text:style-name="P2675"><text:span text:style-name="T2676"><text:s text:c="4"/>has<text:s/></text:span><text:span text:style-name="T2677">=</text:span><text:span text:style-name="T2678"><text:s/></text:span><text:span text:style-name="T2679">-</text:span><text:span text:style-name="T2680">1</text:span><text:span text:style-name="T2681">;</text:span></text:p>
      <text:p text:style-name="P2682"><text:s text:c="2"/>}</text:p>
      <text:p text:style-name="P2683">}</text:p>
      <text:p text:style-name="P2684"><text:span text:style-name="T2685">void</text:span><text:span text:style-name="T2686"><text:s/></text:span><text:span text:style-name="T2687">drawFrame</text:span><text:span text:style-name="T2688">(){</text:span></text:p>
      <text:p text:style-name="P2689"><text:span text:style-name="T2690"><text:s text:c="2"/></text:span><text:span text:style-name="T2691">noStroke</text:span><text:span text:style-name="T2692">();</text:span></text:p>
      <text:p text:style-name="P2693"><text:span text:style-name="T2694"><text:s text:c="2"/></text:span><text:span text:style-name="T2695">fill</text:span><text:span text:style-name="T2696">(</text:span><text:span text:style-name="T2697">0</text:span><text:span text:style-name="T2698">);</text:span></text:p>
      <text:p text:style-name="P2699"><text:span text:style-name="T2700"><text:s text:c="2"/></text:span><text:span text:style-name="T2701">rect</text:span><text:span text:style-name="T2702">(</text:span><text:span text:style-name="T2703">0</text:span><text:span text:style-name="T2704">,</text:span><text:span text:style-name="T2705">0</text:span><text:span text:style-name="T2706">,width,</text:span><text:span text:style-name="T2707">4</text:span><text:span text:style-name="T2708">);</text:span></text:p>
      <text:p text:style-name="P2709"><text:span text:style-name="T2710"><text:s text:c="2"/></text:span><text:span text:style-name="T2711">rect</text:span><text:span text:style-name="T2712">(</text:span><text:span text:style-name="T2713">0</text:span><text:span text:style-name="T2714">,</text:span><text:span text:style-name="T2715">0</text:span><text:span text:style-name="T2716">,</text:span><text:span text:style-name="T2717">4</text:span><text:span text:style-name="T2718">,height);</text:span></text:p>
      <text:p text:style-name="P2719"><text:span text:style-name="T2720"><text:s text:c="2"/></text:span><text:span text:style-name="T2721">rect</text:span><text:span text:style-name="T2722">(width</text:span><text:span text:style-name="T2723">-</text:span><text:span text:style-name="T2724">4</text:span><text:span text:style-name="T2725">,</text:span><text:span text:style-name="T2726">0</text:span><text:span text:style-name="T2727">,</text:span><text:span text:style-name="T2728">4</text:span><text:span text:style-name="T2729">,height);</text:span></text:p>
      <text:p text:style-name="P2730"><text:span text:style-name="T2731"><text:s text:c="2"/></text:span><text:span text:style-name="T2732">rect</text:span><text:span text:style-name="T2733">(</text:span><text:span text:style-name="T2734">0</text:span><text:span text:style-name="T2735">,height</text:span><text:span text:style-name="T2736">-</text:span><text:span text:style-name="T2737">4</text:span><text:span text:style-name="T2738">,width,</text:span><text:span text:style-name="T2739">4</text:span><text:span text:style-name="T2740">);</text:span></text:p>
      <text:p text:style-name="P2741">}</text:p>
      <text:p text:style-name="P2742"><text:span text:style-name="T2743">void</text:span><text:span text:style-name="T2744"><text:s/></text:span><text:span text:style-name="T2745">loadMenu</text:span><text:span text:style-name="T2746">(){</text:span></text:p>
      <text:p text:style-name="P2747"><text:span text:style-name="T2748"><text:s text:c="6"/></text:span><text:span text:style-name="T2749">fill</text:span><text:span text:style-name="T2750">(</text:span><text:span text:style-name="T2751">255</text:span><text:span text:style-name="T2752">);</text:span></text:p>
      <text:p text:style-name="P2753"><text:span text:style-name="T2754"><text:s text:c="6"/></text:span><text:span text:style-name="T2755">textSize</text:span><text:span text:style-name="T2756">(</text:span><text:span text:style-name="T2757">30</text:span><text:span text:style-name="T2758">);</text:span></text:p>
      <text:p text:style-name="P2759"><text:span text:style-name="T2760"><text:s text:c="6"/></text:span><text:span text:style-name="T2761">textAlign</text:span><text:span text:style-name="T2762">(</text:span><text:span text:style-name="T2763">LEFT</text:span><text:span text:style-name="T2764">);</text:span></text:p>
      <text:p text:style-name="P2765"><text:span text:style-name="T2766"><text:s text:c="6"/></text:span><text:span text:style-name="T2767">text</text:span><text:span text:style-name="T2768">(</text:span><text:span text:style-name="T2769">"odaberite level: "</text:span><text:span text:style-name="T2770"><text:s/>,<text:s/></text:span><text:span text:style-name="T2771">30</text:span><text:span text:style-name="T2772"><text:s/>,<text:s/></text:span><text:span text:style-name="T2773">30</text:span><text:span text:style-name="T2774"><text:s/>);</text:span></text:p>
      <text:p text:style-name="P2775"><text:span text:style-name="T2776"><text:s text:c="6"/></text:span><text:span text:style-name="T2777">stroke</text:span><text:span text:style-name="T2778">(</text:span><text:span text:style-name="T2779">220</text:span><text:span text:style-name="T2780">);</text:span></text:p>
      <text:p text:style-name="P2781"><text:span text:style-name="T2782"><text:s text:c="6"/></text:span><text:span text:style-name="T2783">line</text:span><text:span text:style-name="T2784"><text:s/>(</text:span><text:span text:style-name="T2785">40</text:span><text:span text:style-name="T2786"><text:s/>,<text:s/></text:span><text:span text:style-name="T2787">80</text:span><text:span text:style-name="T2788"><text:s/>,<text:s/></text:span><text:span text:style-name="T2789">960</text:span><text:span text:style-name="T2790">,<text:s/></text:span><text:span text:style-name="T2791">80</text:span><text:span text:style-name="T2792">);</text:span></text:p>
      <text:p text:style-name="P2793"><text:span text:style-name="T2794"><text:s text:c="6"/></text:span><text:span text:style-name="T2795">line</text:span><text:span text:style-name="T2796"><text:s/>(</text:span><text:span text:style-name="T2797">40</text:span><text:span text:style-name="T2798"><text:s/>,<text:s/></text:span><text:span text:style-name="T2799">235</text:span><text:span text:style-name="T2800"><text:s/>,<text:s/></text:span><text:span text:style-name="T2801">960</text:span><text:span text:style-name="T2802">,<text:s/></text:span><text:span text:style-name="T2803">235</text:span><text:span text:style-name="T2804">);</text:span></text:p>
      <text:p text:style-name="P2805"><text:span text:style-name="T2806"><text:s text:c="6"/></text:span><text:span text:style-name="T2807">line</text:span><text:span text:style-name="T2808"><text:s/>(</text:span><text:span text:style-name="T2809">40</text:span><text:span text:style-name="T2810">,<text:s/></text:span><text:span text:style-name="T2811">380</text:span><text:span text:style-name="T2812"><text:s/>,<text:s/></text:span><text:span text:style-name="T2813">960</text:span><text:span text:style-name="T2814">,<text:s/></text:span><text:span text:style-name="T2815">380</text:span><text:span text:style-name="T2816">);</text:span></text:p>
      <text:p text:style-name="P2817"><text:span text:style-name="T2818"><text:s text:c="6"/></text:span><text:span text:style-name="T2819">line</text:span><text:span text:style-name="T2820"><text:s/>(</text:span><text:span text:style-name="T2821">40</text:span><text:span text:style-name="T2822"><text:s/>,<text:s/></text:span><text:span text:style-name="T2823">535</text:span><text:span text:style-name="T2824"><text:s/>,<text:s/></text:span><text:span text:style-name="T2825">960</text:span><text:span text:style-name="T2826"><text:s/>,<text:s/></text:span><text:span text:style-name="T2827">535</text:span><text:span text:style-name="T2828">);</text:span></text:p>
      <text:p text:style-name="P2829"><text:span text:style-name="T2830"><text:s text:c="6"/></text:span><text:span text:style-name="T2831">line</text:span><text:span text:style-name="T2832"><text:s/>(</text:span><text:span text:style-name="T2833">40</text:span><text:span text:style-name="T2834"><text:s/>,<text:s/></text:span><text:span text:style-name="T2835">680</text:span><text:span text:style-name="T2836"><text:s/>,<text:s/></text:span><text:span text:style-name="T2837">960</text:span><text:span text:style-name="T2838">,<text:s/></text:span><text:span text:style-name="T2839">680</text:span><text:span text:style-name="T2840">);</text:span></text:p>
      <text:p text:style-name="P2841"><text:span text:style-name="T2842"><text:s text:c="6"/></text:span><text:span text:style-name="T2843">line</text:span><text:span text:style-name="T2844"><text:s/>(</text:span><text:span text:style-name="T2845">40</text:span><text:span text:style-name="T2846">,<text:s/></text:span><text:span text:style-name="T2847">80</text:span><text:span text:style-name="T2848"><text:s/>,<text:s/></text:span><text:span text:style-name="T2849">40</text:span><text:span text:style-name="T2850">,<text:s/></text:span><text:span text:style-name="T2851">680</text:span><text:span text:style-name="T2852">);</text:span></text:p>
      <text:p text:style-name="P2853"><text:span text:style-name="T2854"><text:s text:c="6"/></text:span><text:span text:style-name="T2855">line</text:span><text:span text:style-name="T2856"><text:s/>(</text:span><text:span text:style-name="T2857">960</text:span><text:span text:style-name="T2858">,</text:span><text:span text:style-name="T2859">80</text:span><text:span text:style-name="T2860"><text:s/>,<text:s/></text:span><text:span text:style-name="T2861">960</text:span><text:span text:style-name="T2862">,<text:s/></text:span><text:span text:style-name="T2863">680</text:span><text:span text:style-name="T2864">);</text:span></text:p>
      <text:p text:style-name="P2865"><text:span text:style-name="T2866"><text:s text:c="6"/></text:span><text:span text:style-name="T2867">line</text:span><text:span text:style-name="T2868"><text:s/>(</text:span><text:span text:style-name="T2869">270</text:span><text:span text:style-name="T2870">,</text:span><text:span text:style-name="T2871">80</text:span><text:span text:style-name="T2872">,<text:s/></text:span><text:span text:style-name="T2873">270</text:span><text:span text:style-name="T2874">,</text:span><text:span text:style-name="T2875">680</text:span><text:span text:style-name="T2876">);</text:span></text:p>
      <text:p text:style-name="P2877"><text:span text:style-name="T2878"><text:s text:c="6"/></text:span><text:span text:style-name="T2879">line</text:span><text:span text:style-name="T2880"><text:s/>(</text:span><text:span text:style-name="T2881">500</text:span><text:span text:style-name="T2882">,</text:span><text:span text:style-name="T2883">80</text:span><text:span text:style-name="T2884">,</text:span><text:span text:style-name="T2885">500</text:span><text:span text:style-name="T2886">,</text:span><text:span text:style-name="T2887">680</text:span><text:span text:style-name="T2888">);</text:span></text:p>
      <text:p text:style-name="P2889"><text:span text:style-name="T2890"><text:s text:c="6"/></text:span><text:span text:style-name="T2891">line</text:span><text:span text:style-name="T2892"><text:s/>(</text:span><text:span text:style-name="T2893">730</text:span><text:span text:style-name="T2894">,</text:span><text:span text:style-name="T2895">80</text:span><text:span text:style-name="T2896">,</text:span><text:span text:style-name="T2897">730</text:span><text:span text:style-name="T2898">,</text:span><text:span text:style-name="T2899">680</text:span><text:span text:style-name="T2900">);</text:span></text:p>
      <text:p text:style-name="P2901"><text:span text:style-name="T2902"><text:s text:c="6"/></text:span><text:span text:style-name="T2903">textAlign</text:span><text:span text:style-name="T2904">(</text:span><text:span text:style-name="T2905">CENTER</text:span><text:span text:style-name="T2906">);</text:span></text:p>
      <text:p text:style-name="P2907"><text:span text:style-name="T2908"><text:s text:c="6"/></text:span><text:span text:style-name="T2909">textSize</text:span><text:span text:style-name="T2910">(</text:span><text:span text:style-name="T2911">100</text:span><text:span text:style-name="T2912">);</text:span></text:p>
      <text:p text:style-name="P2913"><text:span text:style-name="T2914"><text:s text:c="6"/></text:span><text:span text:style-name="T2915">text</text:span><text:span text:style-name="T2916">(</text:span><text:span text:style-name="T2917">"1"</text:span><text:span text:style-name="T2918">,<text:s/></text:span><text:span text:style-name="T2919">155</text:span><text:span text:style-name="T2920">,<text:s/></text:span><text:span text:style-name="T2921">205</text:span><text:span text:style-name="T2922">);</text:span></text:p>
      <text:p text:style-name="P2923"><text:span text:style-name="T2924"><text:s text:c="6"/></text:span><text:span text:style-name="T2925">text</text:span><text:span text:style-name="T2926">(</text:span><text:span text:style-name="T2927">"5"</text:span><text:span text:style-name="T2928">,</text:span><text:span text:style-name="T2929">155</text:span><text:span text:style-name="T2930">,<text:s/></text:span><text:span text:style-name="T2931">350</text:span><text:span text:style-name="T2932">);</text:span></text:p>
      <text:p text:style-name="P2933"><text:span text:style-name="T2934"><text:s text:c="6"/></text:span><text:span text:style-name="T2935">text</text:span><text:span text:style-name="T2936">(</text:span><text:span text:style-name="T2937">"9"</text:span><text:span text:style-name="T2938">,</text:span><text:span text:style-name="T2939">155</text:span><text:span text:style-name="T2940">,</text:span><text:span text:style-name="T2941">505</text:span><text:span text:style-name="T2942">);</text:span></text:p>
      <text:p text:style-name="P2943"><text:span text:style-name="T2944"><text:s text:c="6"/></text:span><text:span text:style-name="T2945">text</text:span><text:span text:style-name="T2946">(</text:span><text:span text:style-name="T2947">"13"</text:span><text:span text:style-name="T2948">,<text:s/></text:span><text:span text:style-name="T2949">155</text:span><text:span text:style-name="T2950">,<text:s/></text:span><text:span text:style-name="T2951">650</text:span><text:span text:style-name="T2952">);</text:span></text:p>
      <text:p text:style-name="P2953"><text:span text:style-name="T2954"><text:s text:c="6"/></text:span><text:span text:style-name="T2955">text</text:span><text:span text:style-name="T2956">(</text:span><text:span text:style-name="T2957">"2"</text:span><text:span text:style-name="T2958">,<text:s/></text:span><text:span text:style-name="T2959">385</text:span><text:span text:style-name="T2960">,<text:s/></text:span><text:span text:style-name="T2961">205</text:span><text:span text:style-name="T2962">);</text:span></text:p>
      <text:p text:style-name="P2963"><text:span text:style-name="T2964"><text:s text:c="6"/></text:span><text:span text:style-name="T2965">text</text:span><text:span text:style-name="T2966">(</text:span><text:span text:style-name="T2967">"6"</text:span><text:span text:style-name="T2968">,</text:span><text:span text:style-name="T2969">385</text:span><text:span text:style-name="T2970">,<text:s/></text:span><text:span text:style-name="T2971">350</text:span><text:span text:style-name="T2972">);</text:span></text:p>
      <text:p text:style-name="P2973"><text:span text:style-name="T2974"><text:s text:c="6"/></text:span><text:span text:style-name="T2975">text</text:span><text:span text:style-name="T2976">(</text:span><text:span text:style-name="T2977">"10"</text:span><text:span text:style-name="T2978">,</text:span><text:span text:style-name="T2979">385</text:span><text:span text:style-name="T2980">,</text:span><text:span text:style-name="T2981">505</text:span><text:span text:style-name="T2982">);</text:span></text:p>
      <text:p text:style-name="P2983"><text:span text:style-name="T2984"><text:s text:c="6"/></text:span><text:span text:style-name="T2985">text</text:span><text:span text:style-name="T2986">(</text:span><text:span text:style-name="T2987">"14"</text:span><text:span text:style-name="T2988">,</text:span><text:span text:style-name="T2989">385</text:span><text:span text:style-name="T2990">,<text:s/></text:span><text:span text:style-name="T2991">650</text:span><text:span text:style-name="T2992">);</text:span></text:p>
      <text:p text:style-name="P2993"><text:span text:style-name="T2994"><text:s text:c="6"/></text:span><text:span text:style-name="T2995">text</text:span><text:span text:style-name="T2996">(</text:span><text:span text:style-name="T2997">"3"</text:span><text:span text:style-name="T2998">,<text:s/></text:span><text:span text:style-name="T2999">615</text:span><text:span text:style-name="T3000">,<text:s/></text:span><text:span text:style-name="T3001">205</text:span><text:span text:style-name="T3002">);</text:span></text:p>
      <text:p text:style-name="P3003"><text:span text:style-name="T3004"><text:s text:c="6"/></text:span><text:span text:style-name="T3005">text</text:span><text:span text:style-name="T3006">(</text:span><text:span text:style-name="T3007">"7"</text:span><text:span text:style-name="T3008">,</text:span><text:span text:style-name="T3009">615</text:span><text:span text:style-name="T3010">,<text:s/></text:span><text:span text:style-name="T3011">350</text:span><text:span text:style-name="T3012">);</text:span></text:p>
      <text:p text:style-name="P3013"><text:span text:style-name="T3014"><text:s text:c="6"/></text:span><text:span text:style-name="T3015">text</text:span><text:span text:style-name="T3016">(</text:span><text:span text:style-name="T3017">"11"</text:span><text:span text:style-name="T3018">,</text:span><text:span text:style-name="T3019">615</text:span><text:span text:style-name="T3020">,</text:span><text:span text:style-name="T3021">505</text:span><text:span text:style-name="T3022">);</text:span></text:p>
      <text:p text:style-name="P3023"><text:span text:style-name="T3024"><text:s text:c="6"/></text:span><text:span text:style-name="T3025">text</text:span><text:span text:style-name="T3026">(</text:span><text:span text:style-name="T3027">"15"</text:span><text:span text:style-name="T3028">,<text:s/></text:span><text:span text:style-name="T3029">615</text:span><text:span text:style-name="T3030">,<text:s/></text:span><text:span text:style-name="T3031">650</text:span><text:span text:style-name="T3032">);</text:span></text:p>
      <text:p text:style-name="P3033"><text:span text:style-name="T3034"><text:s text:c="6"/></text:span><text:span text:style-name="T3035">text</text:span><text:span text:style-name="T3036">(</text:span><text:span text:style-name="T3037">"4"</text:span><text:span text:style-name="T3038">,<text:s/></text:span><text:span text:style-name="T3039">845</text:span><text:span text:style-name="T3040">,<text:s/></text:span><text:span text:style-name="T3041">205</text:span><text:span text:style-name="T3042">);</text:span></text:p>
      <text:p text:style-name="P3043"><text:span text:style-name="T3044"><text:s text:c="6"/></text:span><text:span text:style-name="T3045">text</text:span><text:span text:style-name="T3046">(</text:span><text:span text:style-name="T3047">"8"</text:span><text:span text:style-name="T3048">,</text:span><text:span text:style-name="T3049">845</text:span><text:span text:style-name="T3050">,<text:s/></text:span><text:span text:style-name="T3051">350</text:span><text:span text:style-name="T3052">);</text:span></text:p>
      <text:p text:style-name="P3053"><text:span text:style-name="T3054"><text:s text:c="6"/></text:span><text:span text:style-name="T3055">text</text:span><text:span text:style-name="T3056">(</text:span><text:span text:style-name="T3057">"12"</text:span><text:span text:style-name="T3058">,</text:span><text:span text:style-name="T3059">845</text:span><text:span text:style-name="T3060">,</text:span><text:span text:style-name="T3061">505</text:span><text:span text:style-name="T3062">);</text:span></text:p>
      <text:p text:style-name="P3063"><text:span text:style-name="T3064"><text:s text:c="6"/></text:span><text:span text:style-name="T3065">text</text:span><text:span text:style-name="T3066">(</text:span><text:span text:style-name="T3067">"16"</text:span><text:span text:style-name="T3068">,<text:s/></text:span><text:span text:style-name="T3069">845</text:span><text:span text:style-name="T3070">,<text:s/></text:span><text:span text:style-name="T3071">650</text:span><text:span text:style-name="T3072">);</text:span></text:p>
      <text:p text:style-name="P3073">}</text:p>
      <text:p text:style-name="P3074"><text:span text:style-name="T3075">void</text:span><text:span text:style-name="T3076"><text:s/></text:span><text:span text:style-name="T3077">showScore</text:span><text:span text:style-name="T3078">(){</text:span></text:p>
      <text:p text:style-name="P3079"><text:span text:style-name="T3080"><text:s text:c="6"/></text:span><text:span text:style-name="T3081">background</text:span><text:span text:style-name="T3082">(</text:span><text:span text:style-name="T3083">0</text:span><text:span text:style-name="T3084">);</text:span></text:p>
      <text:p text:style-name="P3085"><text:span text:style-name="T3086"><text:s text:c="6"/></text:span><text:span text:style-name="T3087">fill</text:span><text:span text:style-name="T3088">(</text:span><text:span text:style-name="T3089">255</text:span><text:span text:style-name="T3090">);<text:s/></text:span></text:p>
      <text:soft-page-break/>
      <text:p text:style-name="P3091"><text:span text:style-name="T3092"><text:s text:c="6"/></text:span><text:span text:style-name="T3093">textAlign</text:span><text:span text:style-name="T3094">(</text:span><text:span text:style-name="T3095">CENTER</text:span><text:span text:style-name="T3096">);</text:span></text:p>
      <text:p text:style-name="P3097"><text:span text:style-name="T3098"><text:s text:c="6"/></text:span><text:span text:style-name="T3099">textSize</text:span><text:span text:style-name="T3100">(</text:span><text:span text:style-name="T3101">100</text:span><text:span text:style-name="T3102">);</text:span></text:p>
      <text:p text:style-name="P3103"><text:span text:style-name="T3104"><text:s text:c="6"/></text:span><text:span text:style-name="T3105">stroke</text:span><text:span text:style-name="T3106">(</text:span><text:span text:style-name="T3107">15</text:span><text:span text:style-name="T3108">);</text:span></text:p>
      <text:p text:style-name="P3109"><text:span text:style-name="T3110"><text:s text:c="6"/></text:span><text:span text:style-name="T3111">text</text:span><text:span text:style-name="T3112">(</text:span><text:span text:style-name="T3113">"Prosli ste level "</text:span><text:span text:style-name="T3114"><text:s/></text:span><text:span text:style-name="T3115">+</text:span><text:span text:style-name="T3116"><text:s/></text:span><text:span text:style-name="T3117">str</text:span><text:span text:style-name="T3118">(level</text:span><text:span text:style-name="T3119">-</text:span><text:span text:style-name="T3120">1</text:span><text:span text:style-name="T3121">) ,width</text:span><text:span text:style-name="T3122">/</text:span><text:span text:style-name="T3123">2</text:span><text:span text:style-name="T3124">, height</text:span><text:span text:style-name="T3125">/</text:span><text:span text:style-name="T3126">2</text:span><text:span text:style-name="T3127">);</text:span></text:p>
      <text:p text:style-name="P3128"><text:span text:style-name="T3129"><text:s text:c="6"/></text:span><text:span text:style-name="T3130">textSize</text:span><text:span text:style-name="T3131">(</text:span><text:span text:style-name="T3132">50</text:span><text:span text:style-name="T3133">);</text:span></text:p>
      <text:p text:style-name="P3134"><text:span text:style-name="T3135"><text:s text:c="6"/></text:span><text:span text:style-name="T3136">text</text:span><text:span text:style-name="T3137">(</text:span><text:span text:style-name="T3138">"Potrebno vrijeme: "</text:span><text:span text:style-name="T3139"><text:s/></text:span><text:span text:style-name="T3140">+</text:span><text:span text:style-name="T3141"><text:s/>time3, width</text:span><text:span text:style-name="T3142">/</text:span><text:span text:style-name="T3143">2</text:span><text:span text:style-name="T3144">,height</text:span><text:span text:style-name="T3145">/</text:span><text:span text:style-name="T3146">2</text:span><text:span text:style-name="T3147">+</text:span><text:span text:style-name="T3148">100</text:span><text:span text:style-name="T3149">);</text:span></text:p>
      <text:p text:style-name="P3150">}</text:p>
      <text:p text:style-name="P3151"><text:span text:style-name="T3152">void</text:span><text:span text:style-name="T3153"><text:s/></text:span><text:span text:style-name="T3154">timer</text:span><text:span text:style-name="T3155">(){</text:span></text:p>
      <text:p text:style-name="P3156"><text:span text:style-name="T3157"><text:s text:c="8"/></text:span><text:span text:style-name="T3158">fill</text:span><text:span text:style-name="T3159">(</text:span><text:span text:style-name="T3160">255</text:span><text:span text:style-name="T3161">);</text:span></text:p>
      <text:p text:style-name="P3162"><text:span text:style-name="T3163"><text:s text:c="8"/></text:span><text:span text:style-name="T3164">textSize</text:span><text:span text:style-name="T3165">(</text:span><text:span text:style-name="T3166">30</text:span><text:span text:style-name="T3167">);</text:span></text:p>
      <text:p text:style-name="P3168"><text:span text:style-name="T3169"><text:s text:c="8"/></text:span><text:span text:style-name="T3170">textAlign</text:span><text:span text:style-name="T3171">(</text:span><text:span text:style-name="T3172">LEFT</text:span><text:span text:style-name="T3173">);</text:span></text:p>
      <text:p text:style-name="P3174"><text:span text:style-name="T3175"><text:s text:c="8"/></text:span><text:span text:style-name="T3176">text</text:span><text:span text:style-name="T3177">(</text:span><text:span text:style-name="T3178">"Level: "</text:span><text:span text:style-name="T3179"><text:s/></text:span><text:span text:style-name="T3180">+</text:span><text:span text:style-name="T3181"><text:s/>level<text:s/></text:span><text:span text:style-name="T3182">+</text:span><text:span text:style-name="T3183"><text:s/></text:span><text:span text:style-name="T3184">" Vrijeme: "</text:span><text:span text:style-name="T3185">+</text:span><text:span text:style-name="T3186"><text:s/>((</text:span><text:span text:style-name="T3187">millis</text:span><text:span text:style-name="T3188">()</text:span><text:span text:style-name="T3189">-</text:span><text:span text:style-name="T3190">time2)</text:span><text:span text:style-name="T3191">/</text:span><text:span text:style-name="T3192">1000</text:span><text:span text:style-name="T3193">) ,<text:s/></text:span><text:span text:style-name="T3194">500</text:span><text:span text:style-name="T3195"><text:s/>,<text:s/></text:span><text:span text:style-name="T3196">690</text:span><text:span text:style-name="T3197"><text:s/>);</text:span></text:p>
      <text:p text:style-name="P3198">}</text:p>
      <text:p text:style-name="P3199"><text:span text:style-name="T3200">void</text:span><text:span text:style-name="T3201"><text:s/></text:span><text:span text:style-name="T3202">levelFinder</text:span><text:span text:style-name="T3203">(){ <text:s/></text:span></text:p>
      <text:p text:style-name="P3204"><text:span text:style-name="T3205"><text:s text:c="4"/></text:span><text:span text:style-name="T3206">if</text:span><text:span text:style-name="T3207"><text:s/>(mouseX<text:s/></text:span><text:span text:style-name="T3208">&gt;</text:span><text:span text:style-name="T3209"><text:s/></text:span><text:span text:style-name="T3210">40</text:span><text:span text:style-name="T3211"><text:s/></text:span><text:span text:style-name="T3212">&amp;&amp;</text:span><text:span text:style-name="T3213"><text:s/>mouseX<text:s/></text:span><text:span text:style-name="T3214">&lt;</text:span><text:span text:style-name="T3215">270</text:span><text:span text:style-name="T3216">){</text:span></text:p>
      <text:p text:style-name="P3217"><text:span text:style-name="T3218"><text:s text:c="6"/></text:span><text:span text:style-name="T3219">if</text:span><text:span text:style-name="T3220"><text:s/>(mouseY<text:s/></text:span><text:span text:style-name="T3221">&gt;</text:span><text:span text:style-name="T3222">80</text:span><text:span text:style-name="T3223"><text:s/></text:span><text:span text:style-name="T3224">&amp;&amp;</text:span><text:span text:style-name="T3225"><text:s/>mouseY<text:s/></text:span><text:span text:style-name="T3226">&lt;</text:span><text:span text:style-name="T3227"><text:s/></text:span><text:span text:style-name="T3228">235</text:span><text:span text:style-name="T3229">){state</text:span><text:span text:style-name="T3230">=</text:span><text:span text:style-name="T3231">1</text:span><text:span text:style-name="T3232">;level</text:span><text:span text:style-name="T3233">=</text:span><text:span text:style-name="T3234">1</text:span><text:span text:style-name="T3235">;time2</text:span><text:span text:style-name="T3236">=</text:span><text:span text:style-name="T3237">millis</text:span><text:span text:style-name="T3238">();}</text:span></text:p>
      <text:p text:style-name="P3239"><text:span text:style-name="T3240"><text:s text:c="6"/></text:span><text:span text:style-name="T3241">if</text:span><text:span text:style-name="T3242"><text:s/>(mouseY<text:s/></text:span><text:span text:style-name="T3243">&gt;</text:span><text:span text:style-name="T3244">235</text:span><text:span text:style-name="T3245"><text:s/></text:span><text:span text:style-name="T3246">&amp;&amp;</text:span><text:span text:style-name="T3247"><text:s/>mouseY<text:s/></text:span><text:span text:style-name="T3248">&lt;</text:span><text:span text:style-name="T3249"><text:s/></text:span><text:span text:style-name="T3250">380</text:span><text:span text:style-name="T3251">){state</text:span><text:span text:style-name="T3252">=</text:span><text:span text:style-name="T3253">1</text:span><text:span text:style-name="T3254">;level</text:span><text:span text:style-name="T3255">=</text:span><text:span text:style-name="T3256">5</text:span><text:span text:style-name="T3257">;time2</text:span><text:span text:style-name="T3258">=</text:span><text:span text:style-name="T3259">millis</text:span><text:span text:style-name="T3260">();}</text:span></text:p>
      <text:p text:style-name="P3261"><text:span text:style-name="T3262"><text:s text:c="6"/></text:span><text:span text:style-name="T3263">if</text:span><text:span text:style-name="T3264"><text:s/>(mouseY<text:s/></text:span><text:span text:style-name="T3265">&gt;</text:span><text:span text:style-name="T3266">380</text:span><text:span text:style-name="T3267"><text:s/></text:span><text:span text:style-name="T3268">&amp;&amp;</text:span><text:span text:style-name="T3269"><text:s/>mouseY<text:s/></text:span><text:span text:style-name="T3270">&lt;</text:span><text:span text:style-name="T3271"><text:s/></text:span><text:span text:style-name="T3272">535</text:span><text:span text:style-name="T3273">){state</text:span><text:span text:style-name="T3274">=</text:span><text:span text:style-name="T3275">1</text:span><text:span text:style-name="T3276">;level</text:span><text:span text:style-name="T3277">=</text:span><text:span text:style-name="T3278">9</text:span><text:span text:style-name="T3279">;time2</text:span><text:span text:style-name="T3280">=</text:span><text:span text:style-name="T3281">millis</text:span><text:span text:style-name="T3282">();}</text:span></text:p>
      <text:p text:style-name="P3283"><text:span text:style-name="T3284"><text:s text:c="6"/></text:span><text:span text:style-name="T3285">if</text:span><text:span text:style-name="T3286"><text:s/>(mouseY<text:s/></text:span><text:span text:style-name="T3287">&gt;</text:span><text:span text:style-name="T3288">535</text:span><text:span text:style-name="T3289"><text:s/></text:span><text:span text:style-name="T3290">&amp;&amp;</text:span><text:span text:style-name="T3291"><text:s/>mouseY<text:s/></text:span><text:span text:style-name="T3292">&lt;</text:span><text:span text:style-name="T3293"><text:s/></text:span><text:span text:style-name="T3294">680</text:span><text:span text:style-name="T3295">){state</text:span><text:span text:style-name="T3296">=</text:span><text:span text:style-name="T3297">1</text:span><text:span text:style-name="T3298">;level</text:span><text:span text:style-name="T3299">=</text:span><text:span text:style-name="T3300">13</text:span><text:span text:style-name="T3301">;time2</text:span><text:span text:style-name="T3302">=</text:span><text:span text:style-name="T3303">millis</text:span><text:span text:style-name="T3304">();}</text:span></text:p>
      <text:p text:style-name="P3305"><text:s text:c="4"/>}</text:p>
      <text:p text:style-name="P3306"><text:span text:style-name="T3307"><text:s text:c="4"/></text:span><text:span text:style-name="T3308">else</text:span><text:span text:style-name="T3309"><text:s/></text:span><text:span text:style-name="T3310">if</text:span><text:span text:style-name="T3311"><text:s/>(mouseX<text:s/></text:span><text:span text:style-name="T3312">&gt;</text:span><text:span text:style-name="T3313"><text:s/></text:span><text:span text:style-name="T3314">270</text:span><text:span text:style-name="T3315"><text:s/></text:span><text:span text:style-name="T3316">&amp;&amp;</text:span><text:span text:style-name="T3317"><text:s/>mouseX<text:s/></text:span><text:span text:style-name="T3318">&lt;</text:span><text:span text:style-name="T3319">500</text:span><text:span text:style-name="T3320">){</text:span></text:p>
      <text:p text:style-name="P3321"><text:span text:style-name="T3322"><text:s text:c="6"/></text:span><text:span text:style-name="T3323">if</text:span><text:span text:style-name="T3324"><text:s/>(mouseY<text:s/></text:span><text:span text:style-name="T3325">&gt;</text:span><text:span text:style-name="T3326">80</text:span><text:span text:style-name="T3327"><text:s/></text:span><text:span text:style-name="T3328">&amp;&amp;</text:span><text:span text:style-name="T3329"><text:s/>mouseY<text:s/></text:span><text:span text:style-name="T3330">&lt;</text:span><text:span text:style-name="T3331"><text:s/></text:span><text:span text:style-name="T3332">235</text:span><text:span text:style-name="T3333">){state</text:span><text:span text:style-name="T3334">=</text:span><text:span text:style-name="T3335">1</text:span><text:span text:style-name="T3336">;level</text:span><text:span text:style-name="T3337">=</text:span><text:span text:style-name="T3338">2</text:span><text:span text:style-name="T3339">;time2</text:span><text:span text:style-name="T3340">=</text:span><text:span text:style-name="T3341">millis</text:span><text:span text:style-name="T3342">();}</text:span></text:p>
      <text:p text:style-name="P3343"><text:span text:style-name="T3344"><text:s text:c="6"/></text:span><text:span text:style-name="T3345">if</text:span><text:span text:style-name="T3346"><text:s/>(mouseY<text:s/></text:span><text:span text:style-name="T3347">&gt;</text:span><text:span text:style-name="T3348">235</text:span><text:span text:style-name="T3349"><text:s/></text:span><text:span text:style-name="T3350">&amp;&amp;</text:span><text:span text:style-name="T3351"><text:s/>mouseY<text:s/></text:span><text:span text:style-name="T3352">&lt;</text:span><text:span text:style-name="T3353"><text:s/></text:span><text:span text:style-name="T3354">380</text:span><text:span text:style-name="T3355">){state</text:span><text:span text:style-name="T3356">=</text:span><text:span text:style-name="T3357">1</text:span><text:span text:style-name="T3358">;level</text:span><text:span text:style-name="T3359">=</text:span><text:span text:style-name="T3360">6</text:span><text:span text:style-name="T3361">;time2</text:span><text:span text:style-name="T3362">=</text:span><text:span text:style-name="T3363">millis</text:span><text:span text:style-name="T3364">();}</text:span></text:p>
      <text:p text:style-name="P3365"><text:span text:style-name="T3366"><text:s text:c="6"/></text:span><text:span text:style-name="T3367">if</text:span><text:span text:style-name="T3368"><text:s/>(mouseY<text:s/></text:span><text:span text:style-name="T3369">&gt;</text:span><text:span text:style-name="T3370">380</text:span><text:span text:style-name="T3371"><text:s/></text:span><text:span text:style-name="T3372">&amp;&amp;</text:span><text:span text:style-name="T3373"><text:s/>mouseY<text:s/></text:span><text:span text:style-name="T3374">&lt;</text:span><text:span text:style-name="T3375"><text:s/></text:span><text:span text:style-name="T3376">535</text:span><text:span text:style-name="T3377">){state</text:span><text:span text:style-name="T3378">=</text:span><text:span text:style-name="T3379">1</text:span><text:span text:style-name="T3380">;level</text:span><text:span text:style-name="T3381">=</text:span><text:span text:style-name="T3382">10</text:span><text:span text:style-name="T3383">;time2</text:span><text:span text:style-name="T3384">=</text:span><text:span text:style-name="T3385">millis</text:span><text:span text:style-name="T3386">();}</text:span></text:p>
      <text:p text:style-name="P3387"><text:span text:style-name="T3388"><text:s text:c="6"/></text:span><text:span text:style-name="T3389">if</text:span><text:span text:style-name="T3390"><text:s/>(mouseY<text:s/></text:span><text:span text:style-name="T3391">&gt;</text:span><text:span text:style-name="T3392">535</text:span><text:span text:style-name="T3393"><text:s/></text:span><text:span text:style-name="T3394">&amp;&amp;</text:span><text:span text:style-name="T3395"><text:s/>mouseY<text:s/></text:span><text:span text:style-name="T3396">&lt;</text:span><text:span text:style-name="T3397"><text:s/></text:span><text:span text:style-name="T3398">680</text:span><text:span text:style-name="T3399">){state</text:span><text:span text:style-name="T3400">=</text:span><text:span text:style-name="T3401">1</text:span><text:span text:style-name="T3402">;level</text:span><text:span text:style-name="T3403">=</text:span><text:span text:style-name="T3404">14</text:span><text:span text:style-name="T3405">;time2</text:span><text:span text:style-name="T3406">=</text:span><text:span text:style-name="T3407">millis</text:span><text:span text:style-name="T3408">();}</text:span></text:p>
      <text:p text:style-name="P3409"><text:s text:c="4"/>}</text:p>
      <text:p text:style-name="P3410"><text:span text:style-name="T3411"><text:s text:c="4"/></text:span><text:span text:style-name="T3412">else</text:span><text:span text:style-name="T3413"><text:s/></text:span><text:span text:style-name="T3414">if</text:span><text:span text:style-name="T3415"><text:s/>(mouseX<text:s/></text:span><text:span text:style-name="T3416">&gt;</text:span><text:span text:style-name="T3417"><text:s/></text:span><text:span text:style-name="T3418">500</text:span><text:span text:style-name="T3419"><text:s/></text:span><text:span text:style-name="T3420">&amp;&amp;</text:span><text:span text:style-name="T3421"><text:s/>mouseX<text:s/></text:span><text:span text:style-name="T3422">&lt;</text:span><text:span text:style-name="T3423">730</text:span><text:span text:style-name="T3424">){</text:span></text:p>
      <text:p text:style-name="P3425"><text:span text:style-name="T3426"><text:s text:c="6"/></text:span><text:span text:style-name="T3427">if</text:span><text:span text:style-name="T3428"><text:s/>(mouseY<text:s/></text:span><text:span text:style-name="T3429">&gt;</text:span><text:span text:style-name="T3430">80</text:span><text:span text:style-name="T3431"><text:s/></text:span><text:span text:style-name="T3432">&amp;&amp;</text:span><text:span text:style-name="T3433"><text:s/>mouseY<text:s/></text:span><text:span text:style-name="T3434">&lt;</text:span><text:span text:style-name="T3435"><text:s/></text:span><text:span text:style-name="T3436">235</text:span><text:span text:style-name="T3437">){state</text:span><text:span text:style-name="T3438">=</text:span><text:span text:style-name="T3439">1</text:span><text:span text:style-name="T3440">;level</text:span><text:span text:style-name="T3441">=</text:span><text:span text:style-name="T3442">3</text:span><text:span text:style-name="T3443">;time2</text:span><text:span text:style-name="T3444">=</text:span><text:span text:style-name="T3445">millis</text:span><text:span text:style-name="T3446">();}</text:span></text:p>
      <text:p text:style-name="P3447"><text:span text:style-name="T3448"><text:s text:c="6"/></text:span><text:span text:style-name="T3449">if</text:span><text:span text:style-name="T3450"><text:s/>(mouseY<text:s/></text:span><text:span text:style-name="T3451">&gt;</text:span><text:span text:style-name="T3452">235</text:span><text:span text:style-name="T3453"><text:s/></text:span><text:span text:style-name="T3454">&amp;&amp;</text:span><text:span text:style-name="T3455"><text:s/>mouseY<text:s/></text:span><text:span text:style-name="T3456">&lt;</text:span><text:span text:style-name="T3457"><text:s/></text:span><text:span text:style-name="T3458">380</text:span><text:span text:style-name="T3459">){state</text:span><text:span text:style-name="T3460">=</text:span><text:span text:style-name="T3461">1</text:span><text:span text:style-name="T3462">;level</text:span><text:span text:style-name="T3463">=</text:span><text:span text:style-name="T3464">7</text:span><text:span text:style-name="T3465">;time2</text:span><text:span text:style-name="T3466">=</text:span><text:span text:style-name="T3467">millis</text:span><text:span text:style-name="T3468">();}</text:span></text:p>
      <text:p text:style-name="P3469"><text:span text:style-name="T3470"><text:s text:c="6"/></text:span><text:span text:style-name="T3471">if</text:span><text:span text:style-name="T3472"><text:s/>(mouseY<text:s/></text:span><text:span text:style-name="T3473">&gt;</text:span><text:span text:style-name="T3474">380</text:span><text:span text:style-name="T3475"><text:s/></text:span><text:span text:style-name="T3476">&amp;&amp;</text:span><text:span text:style-name="T3477"><text:s/>mouseY<text:s/></text:span><text:span text:style-name="T3478">&lt;</text:span><text:span text:style-name="T3479"><text:s/></text:span><text:span text:style-name="T3480">535</text:span><text:span text:style-name="T3481">){state</text:span><text:span text:style-name="T3482">=</text:span><text:span text:style-name="T3483">1</text:span><text:span text:style-name="T3484">;level</text:span><text:span text:style-name="T3485">=</text:span><text:span text:style-name="T3486">11</text:span><text:span text:style-name="T3487">;time2</text:span><text:span text:style-name="T3488">=</text:span><text:span text:style-name="T3489">millis</text:span><text:span text:style-name="T3490">();}</text:span></text:p>
      <text:p text:style-name="P3491"><text:span text:style-name="T3492"><text:s text:c="6"/></text:span><text:span text:style-name="T3493">if</text:span><text:span text:style-name="T3494"><text:s/>(mouseY<text:s/></text:span><text:span text:style-name="T3495">&gt;</text:span><text:span text:style-name="T3496">535</text:span><text:span text:style-name="T3497"><text:s/></text:span><text:span text:style-name="T3498">&amp;&amp;</text:span><text:span text:style-name="T3499"><text:s/>mouseY<text:s/></text:span><text:span text:style-name="T3500">&lt;</text:span><text:span text:style-name="T3501"><text:s/></text:span><text:span text:style-name="T3502">680</text:span><text:span text:style-name="T3503">){state</text:span><text:span text:style-name="T3504">=</text:span><text:span text:style-name="T3505">1</text:span><text:span text:style-name="T3506">;level</text:span><text:span text:style-name="T3507">=</text:span><text:span text:style-name="T3508">15</text:span><text:span text:style-name="T3509">;time2</text:span><text:span text:style-name="T3510">=</text:span><text:span text:style-name="T3511">millis</text:span><text:span text:style-name="T3512">();}</text:span></text:p>
      <text:p text:style-name="P3513"><text:s text:c="4"/>}</text:p>
      <text:p text:style-name="P3514"><text:span text:style-name="T3515"><text:s text:c="4"/></text:span><text:span text:style-name="T3516">else</text:span><text:span text:style-name="T3517"><text:s/></text:span><text:span text:style-name="T3518">if</text:span><text:span text:style-name="T3519"><text:s/>(mouseX<text:s/></text:span><text:span text:style-name="T3520">&gt;</text:span><text:span text:style-name="T3521"><text:s/></text:span><text:span text:style-name="T3522">730</text:span><text:span text:style-name="T3523"><text:s/></text:span><text:span text:style-name="T3524">&amp;&amp;</text:span><text:span text:style-name="T3525"><text:s/>mouseX<text:s/></text:span><text:span text:style-name="T3526">&lt;</text:span><text:span text:style-name="T3527">960</text:span><text:span text:style-name="T3528">){</text:span></text:p>
      <text:p text:style-name="P3529"><text:span text:style-name="T3530"><text:s text:c="6"/></text:span><text:span text:style-name="T3531">if</text:span><text:span text:style-name="T3532"><text:s/>(mouseY<text:s/></text:span><text:span text:style-name="T3533">&gt;</text:span><text:span text:style-name="T3534">80</text:span><text:span text:style-name="T3535"><text:s/></text:span><text:span text:style-name="T3536">&amp;&amp;</text:span><text:span text:style-name="T3537"><text:s/>mouseY<text:s/></text:span><text:span text:style-name="T3538">&lt;</text:span><text:span text:style-name="T3539"><text:s/></text:span><text:span text:style-name="T3540">235</text:span><text:span text:style-name="T3541">){state</text:span><text:span text:style-name="T3542">=</text:span><text:span text:style-name="T3543">1</text:span><text:span text:style-name="T3544">;level</text:span><text:span text:style-name="T3545">=</text:span><text:span text:style-name="T3546">4</text:span><text:span text:style-name="T3547">;time2</text:span><text:span text:style-name="T3548">=</text:span><text:span text:style-name="T3549">millis</text:span><text:span text:style-name="T3550">();}</text:span></text:p>
      <text:p text:style-name="P3551"><text:span text:style-name="T3552"><text:s text:c="6"/></text:span><text:span text:style-name="T3553">if</text:span><text:span text:style-name="T3554"><text:s/>(mouseY<text:s/></text:span><text:span text:style-name="T3555">&gt;</text:span><text:span text:style-name="T3556">235</text:span><text:span text:style-name="T3557"><text:s/></text:span><text:span text:style-name="T3558">&amp;&amp;</text:span><text:span text:style-name="T3559"><text:s/>mouseY<text:s/></text:span><text:span text:style-name="T3560">&lt;</text:span><text:span text:style-name="T3561"><text:s/></text:span><text:span text:style-name="T3562">380</text:span><text:span text:style-name="T3563">){state</text:span><text:span text:style-name="T3564">=</text:span><text:span text:style-name="T3565">1</text:span><text:span text:style-name="T3566">;level</text:span><text:span text:style-name="T3567">=</text:span><text:span text:style-name="T3568">8</text:span><text:span text:style-name="T3569">;time2</text:span><text:span text:style-name="T3570">=</text:span><text:span text:style-name="T3571">millis</text:span><text:span text:style-name="T3572">();}</text:span></text:p>
      <text:p text:style-name="P3573"><text:span text:style-name="T3574"><text:s text:c="6"/></text:span><text:span text:style-name="T3575">if</text:span><text:span text:style-name="T3576"><text:s/>(mouseY<text:s/></text:span><text:span text:style-name="T3577">&gt;</text:span><text:span text:style-name="T3578">380</text:span><text:span text:style-name="T3579"><text:s/></text:span><text:span text:style-name="T3580">&amp;&amp;</text:span><text:span text:style-name="T3581"><text:s/>mouseY<text:s/></text:span><text:span text:style-name="T3582">&lt;</text:span><text:span text:style-name="T3583"><text:s/></text:span><text:span text:style-name="T3584">535</text:span><text:span text:style-name="T3585">){state</text:span><text:span text:style-name="T3586">=</text:span><text:span text:style-name="T3587">1</text:span><text:span text:style-name="T3588">;level</text:span><text:span text:style-name="T3589">=</text:span><text:span text:style-name="T3590">12</text:span><text:span text:style-name="T3591">;time2</text:span><text:span text:style-name="T3592">=</text:span><text:span text:style-name="T3593">millis</text:span><text:span text:style-name="T3594">();}</text:span></text:p>
      <text:p text:style-name="P3595"><text:span text:style-name="T3596"><text:s text:c="6"/></text:span><text:span text:style-name="T3597">if</text:span><text:span text:style-name="T3598"><text:s/>(mouseY<text:s/></text:span><text:span text:style-name="T3599">&gt;</text:span><text:span text:style-name="T3600">535</text:span><text:span text:style-name="T3601"><text:s/></text:span><text:span text:style-name="T3602">&amp;&amp;</text:span><text:span text:style-name="T3603"><text:s/>mouseY<text:s/></text:span><text:span text:style-name="T3604">&lt;</text:span><text:span text:style-name="T3605"><text:s/></text:span><text:span text:style-name="T3606">680</text:span><text:span text:style-name="T3607">){state</text:span><text:span text:style-name="T3608">=</text:span><text:span text:style-name="T3609">1</text:span><text:span text:style-name="T3610">;level</text:span><text:span text:style-name="T3611">=</text:span><text:span text:style-name="T3612">16</text:span><text:span text:style-name="T3613">;time2</text:span><text:span text:style-name="T3614">=</text:span><text:span text:style-name="T3615">millis</text:span><text:span text:style-name="T3616">();}</text:span></text:p>
      <text:p text:style-name="P3617"><text:s text:c="4"/>}</text:p>
      <text:p text:style-name="P3618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roman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OoComputerCode" style:display-name="OOoComputerCode" style:family="text">
      <style:text-properties style:font-name="Ubuntu" style:font-name-asian="Ubuntu" style:font-name-complex="Ubuntu" fo:color="#000000"/>
    </style:style>
    <style:style style:name="_OOoComputerBase" style:display-name="_OOoComputerBase" style:family="text" style:parent-style-name="OOoComputerCode">
      <style:text-properties style:font-name="Ubuntu" style:font-name-asian="Ubuntu" style:font-name-complex="Ubuntu" fo:color="#000000"/>
    </style:style>
    <style:style style:name="_OOoComputerComment" style:display-name="_OOoComputerComment" style:family="text" style:parent-style-name="_OOoComputerBase">
      <style:text-properties style:font-name="Ubuntu" style:font-name-asian="Ubuntu" style:font-name-complex="Ubuntu" fo:color="#4C4C4C"/>
    </style:style>
    <style:style style:name="_OOoComputerBaseNoLocale" style:display-name="_OOoComputerBaseNoLocale" style:family="text" style:parent-style-name="_OOoComputerBase">
      <style:text-properties style:font-name="Ubuntu" style:font-name-asian="Ubuntu" style:font-name-complex="Ubuntu" fo:color="#000000"/>
    </style:style>
    <style:style style:name="_OOoComputerSpecial" style:display-name="_OOoComputerSpecial" style:family="text" style:parent-style-name="_OOoComputerBaseNoLocale">
      <style:text-properties style:font-name="Ubuntu" style:font-name-asian="Ubuntu" style:font-name-complex="Ubuntu" fo:color="#000000"/>
    </style:style>
    <style:style style:name="_OOoComputerLiteral" style:display-name="_OOoComputerLiteral" style:family="text" style:parent-style-name="_OOoComputerBase">
      <style:text-properties style:font-name="Ubuntu" style:font-name-asian="Ubuntu" style:font-name-complex="Ubuntu" fo:color="#FF0000"/>
    </style:style>
    <style:style style:name="_OOoComputerNumber" style:display-name="_OOoComputerNumber" style:family="text" style:parent-style-name="_OOoComputerBase">
      <style:text-properties style:font-name="Ubuntu" style:font-name-asian="Ubuntu" style:font-name-complex="Ubuntu" fo:color="#FF3200"/>
    </style:style>
    <style:style style:name="_OOoComputerKeyWord" style:display-name="_OOoComputerKeyWord" style:family="text" style:parent-style-name="_OOoComputerBase">
      <style:text-properties style:font-name="Ubuntu" style:font-name-asian="Ubuntu" style:font-name-complex="Ubuntu" fo:color="#000080"/>
    </style:style>
    <style:style style:name="_OOoComputerAltKeyWord" style:display-name="_OOoComputerAltKeyWord" style:family="text" style:parent-style-name="_OOoComputerBase">
      <style:text-properties style:font-name="Ubuntu" style:font-name-asian="Ubuntu" style:font-name-complex="Ubuntu" fo:color="#320080"/>
    </style:style>
    <style:style style:name="_OOoComputerIdent" style:display-name="_OOoComputerIdent" style:family="text" style:parent-style-name="_OOoComputerBase">
      <style:text-properties style:font-name="Ubuntu" style:font-name-asian="Ubuntu" style:font-name-complex="Ubuntu" fo:color="#008000"/>
    </style:style>
    <style:style style:name="_JavaComment" style:display-name="_JavaComment" style:family="text" style:parent-style-name="_OOoComputerComment">
      <style:text-properties style:font-name="Ubuntu" style:font-name-asian="Ubuntu" style:font-name-complex="Ubuntu" fo:color="#99CCFF"/>
    </style:style>
    <style:style style:name="_JavaLiteral" style:display-name="_JavaLiteral" style:family="text" style:parent-style-name="_OOoComputerLiteral">
      <style:text-properties style:font-name="Ubuntu" style:font-name-asian="Ubuntu" style:font-name-complex="Ubuntu" fo:color="#0000FF"/>
    </style:style>
    <style:style style:name="_JavaNumber" style:display-name="_JavaNumber" style:family="text" style:parent-style-name="_OOoComputerNumber">
      <style:text-properties style:font-name="Ubuntu" style:font-name-asian="Ubuntu" style:font-name-complex="Ubuntu" fo:color="#0000FF"/>
    </style:style>
    <style:style style:name="_JavaKeyWord" style:display-name="_JavaKeyWord" style:family="text" style:parent-style-name="_OOoComputerKeyWord">
      <style:text-properties style:font-name="Ubuntu" style:font-name-asian="Ubuntu" style:font-name-complex="Ubuntu" fo:color="#99284C"/>
    </style:style>
    <style:style style:name="_JavaAltKeyWord" style:display-name="_JavaAltKeyWord" style:family="text" style:parent-style-name="_OOoComputerAltKeyWord">
      <style:text-properties style:font-name="Ubuntu" style:font-name-asian="Ubuntu" style:font-name-complex="Ubuntu" fo:color="#991E99"/>
    </style:style>
    <style:style style:name="_JavaIdent" style:display-name="_JavaIdent" style:family="text" style:parent-style-name="_OOoComputerIdent">
      <style:text-properties style:font-name="Ubuntu" style:font-name-asian="Ubuntu" style:font-name-complex="Ubuntu" fo:color="#000000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hr" fo:country="HR" style:language-asian="hr" style:country-asian="H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orina</meta:initial-creator>
    <dc:creator>Windows User</dc:creator>
    <meta:creation-date>2016-02-24T10:51:00Z</meta:creation-date>
    <dc:date>2016-02-24T10:51:00Z</dc:date>
    <meta:template xlink:href="Normal" xlink:type="simple"/>
    <meta:editing-cycles>2</meta:editing-cycles>
    <meta:editing-duration>PT0S</meta:editing-duration>
    <meta:document-statistic meta:page-count="10" meta:paragraph-count="23" meta:word-count="1742" meta:character-count="11652" meta:row-count="82" meta:non-whitespace-character-count="9933"/>
  </office:meta>
</office:document-meta>
</file>